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299in"/>
    </style:style>
    <style:style style:name="co2" style:family="table-column">
      <style:table-column-properties fo:break-before="auto" style:column-width="4.2618in"/>
    </style:style>
    <style:style style:name="co3" style:family="table-column">
      <style:table-column-properties fo:break-before="auto" style:column-width="1.2807in"/>
    </style:style>
    <style:style style:name="co4" style:family="table-column">
      <style:table-column-properties fo:break-before="auto" style:column-width="1.0866in"/>
    </style:style>
    <style:style style:name="co5" style:family="table-column">
      <style:table-column-properties fo:break-before="auto" style:column-width="1.1984in"/>
    </style:style>
    <style:style style:name="co6" style:family="table-column">
      <style:table-column-properties fo:break-before="auto" style:column-width="1.372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4.702in"/>
    </style:style>
    <style:style style:name="ro1" style:family="table-row">
      <style:table-row-properties style:row-height="0.2791in" fo:break-before="auto" style:use-optimal-row-height="false"/>
    </style:style>
    <style:style style:name="ta1" style:family="table" style:master-page-name="PageStyle_5f_team-events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32" style:cell-protect="protected" style:print-content="true" fo:padding="0.028in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fo:background-color="transparent" fo:padding="0.028in"/>
    </style:style>
    <style:style style:name="ce3" style:family="table-cell" style:parent-style-name="Default" style:data-style-name="N37">
      <style:table-cell-properties style:cell-protect="protected" style:print-content="true" fo:background-color="transparent" fo:padding="0.028in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37">
      <style:text-properties fo:color="#000000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Calib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3"/>
    <style:style style:name="ce7" style:family="table-cell" style:parent-style-name="Default" style:data-style-name="N37"/>
  </office:automatic-styles>
  <office:body>
    <office:spreadsheet>
      <table:calculation-settings table:case-sensitive="false" table:automatic-find-labels="false" table:use-regular-expressions="false" table:use-wildcards="true"/>
      <table:table table:name="team-event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1002" table:default-cell-style-name="Default"/>
        <table:table-row table:style-name="ro1"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Event Name</text:p>
          </table:table-cell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Friday</text:p>
          </table:table-cell>
          <table:table-cell table:style-name="ce4" office:value-type="string" calcext:value-type="string">
            <text:p>Friday-text</text:p>
          </table:table-cell>
          <table:table-cell table:style-name="ce4" office:value-type="string" calcext:value-type="string">
            <text:p>Sunday</text:p>
          </table:table-cell>
          <table:table-cell table:style-name="ce4" office:value-type="string" calcext:value-type="string">
            <text:p>Sunday-text</text:p>
          </table:table-cell>
          <table:table-cell table:style-name="ce4" office:value-type="string" calcext:value-type="string">
            <text:p>Week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Fall Ball League</text:p>
          </table:table-cell>
          <table:table-cell table:style-name="ce3" office:value-type="date" office:date-value="2021-10-17" calcext:value-type="date">
            <text:p>10/17/21</text:p>
          </table:table-cell>
          <table:table-cell table:style-name="ce5" table:formula="of:=IF(WEEKDAY([.C2])=6;[.C2];IF(WEEKDAY([.C2])=7;[.C2]-1;IF(WEEKDAY([.C2])=1;[.C2]-2)))" office:value-type="date" office:date-value="2021-10-15" calcext:value-type="date">
            <text:p>10/15/21</text:p>
          </table:table-cell>
          <table:table-cell table:style-name="ce6" table:formula="of:=TEXT([.D2]; &quot;MM/DD&quot;)" office:value-type="string" office:string-value="10/15" calcext:value-type="string">
            <text:p>10/15</text:p>
          </table:table-cell>
          <table:table-cell table:style-name="ce7" table:formula="of:=[.D2]+2" office:value-type="date" office:date-value="2021-10-17" calcext:value-type="date">
            <text:p>10/17/21</text:p>
          </table:table-cell>
          <table:table-cell table:formula="of:=TEXT([.F2]; &quot;MM/DD&quot;)" office:value-type="string" office:string-value="10/17" calcext:value-type="string">
            <text:p>10/17</text:p>
          </table:table-cell>
          <table:table-cell table:formula="of:=CONCATENATE([.E2];&quot; - &quot;; [.G2])" office:value-type="string" office:string-value="10/15 - 10/17" calcext:value-type="string">
            <text:p>10/15 - 10/1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Pumpkin Smash</text:p>
          </table:table-cell>
          <table:table-cell table:style-name="ce3" office:value-type="date" office:date-value="2021-10-23" calcext:value-type="date">
            <text:p>10/23/21</text:p>
          </table:table-cell>
          <table:table-cell table:style-name="ce5" table:formula="of:=IF(WEEKDAY([.C3])=6;[.C3];IF(WEEKDAY([.C3])=7;[.C3]-1;IF(WEEKDAY([.C3])=1;[.C3]-2)))" office:value-type="date" office:date-value="2021-10-22" calcext:value-type="date">
            <text:p>10/22/21</text:p>
          </table:table-cell>
          <table:table-cell table:style-name="ce6" table:formula="of:=TEXT([.D3]; &quot;MM/DD&quot;)" office:value-type="string" office:string-value="10/22" calcext:value-type="string">
            <text:p>10/22</text:p>
          </table:table-cell>
          <table:table-cell table:style-name="ce7" table:formula="of:=[.D3]+2" office:value-type="date" office:date-value="2021-10-24" calcext:value-type="date">
            <text:p>10/24/21</text:p>
          </table:table-cell>
          <table:table-cell table:formula="of:=TEXT([.F3]; &quot;MM/DD&quot;)" office:value-type="string" office:string-value="10/24" calcext:value-type="string">
            <text:p>10/24</text:p>
          </table:table-cell>
          <table:table-cell table:formula="of:=CONCATENATE([.E3];&quot; - &quot;; [.G3])" office:value-type="string" office:string-value="10/22 - 10/24" calcext:value-type="string">
            <text:p>10/22 - 10/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12 - 10U</text:p>
          </table:table-cell>
          <table:table-cell office:value-type="string" calcext:value-type="string">
            <text:p>Shamrock Classic</text:p>
          </table:table-cell>
          <table:table-cell table:style-name="ce3" office:value-type="date" office:date-value="2022-03-19" calcext:value-type="date">
            <text:p>03/19/22</text:p>
          </table:table-cell>
          <table:table-cell table:style-name="ce5" table:formula="of:=IF(WEEKDAY([.C4])=6;[.C4];IF(WEEKDAY([.C4])=7;[.C4]-1;IF(WEEKDAY([.C4])=1;[.C4]-2)))" office:value-type="date" office:date-value="2022-03-18" calcext:value-type="date">
            <text:p>03/18/22</text:p>
          </table:table-cell>
          <table:table-cell table:style-name="ce6" table:formula="of:=TEXT([.D4]; &quot;MM/DD&quot;)" office:value-type="string" office:string-value="03/18" calcext:value-type="string">
            <text:p>03/18</text:p>
          </table:table-cell>
          <table:table-cell table:style-name="ce7" table:formula="of:=[.D4]+2" office:value-type="date" office:date-value="2022-03-20" calcext:value-type="date">
            <text:p>03/20/22</text:p>
          </table:table-cell>
          <table:table-cell table:formula="of:=TEXT([.F4]; &quot;MM/DD&quot;)" office:value-type="string" office:string-value="03/20" calcext:value-type="string">
            <text:p>03/20</text:p>
          </table:table-cell>
          <table:table-cell table:formula="of:=CONCATENATE([.E4];&quot; - &quot;; [.G4])" office:value-type="string" office:string-value="03/18 - 03/20" calcext:value-type="string">
            <text:p>03/18 - 03/2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09 - 12U</text:p>
          </table:table-cell>
          <table:table-cell office:value-type="string" calcext:value-type="string">
            <text:p>Hall Of Fame Indoor Tournament</text:p>
          </table:table-cell>
          <table:table-cell table:style-name="ce3" office:value-type="date" office:date-value="2022-04-02" calcext:value-type="date">
            <text:p>04/02/22</text:p>
          </table:table-cell>
          <table:table-cell table:style-name="ce5" table:formula="of:=IF(WEEKDAY([.C5])=6;[.C5];IF(WEEKDAY([.C5])=7;[.C5]-1;IF(WEEKDAY([.C5])=1;[.C5]-2)))" office:value-type="date" office:date-value="2022-04-01" calcext:value-type="date">
            <text:p>04/01/22</text:p>
          </table:table-cell>
          <table:table-cell table:style-name="ce6" table:formula="of:=TEXT([.D5]; &quot;MM/DD&quot;)" office:value-type="string" office:string-value="04/01" calcext:value-type="string">
            <text:p>04/01</text:p>
          </table:table-cell>
          <table:table-cell table:style-name="ce7" table:formula="of:=[.D5]+2" office:value-type="date" office:date-value="2022-04-03" calcext:value-type="date">
            <text:p>04/03/22</text:p>
          </table:table-cell>
          <table:table-cell table:formula="of:=TEXT([.F5]; &quot;MM/DD&quot;)" office:value-type="string" office:string-value="04/03" calcext:value-type="string">
            <text:p>04/03</text:p>
          </table:table-cell>
          <table:table-cell table:formula="of:=CONCATENATE([.E5];&quot; - &quot;; [.G5])" office:value-type="string" office:string-value="04/01 - 04/03" calcext:value-type="string">
            <text:p>04/01 - 04/0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09 - 12U</text:p>
          </table:table-cell>
          <table:table-cell office:value-type="string" calcext:value-type="string">
            <text:p>Hall Of Fame Indoor Tournament</text:p>
          </table:table-cell>
          <table:table-cell table:style-name="ce3" office:value-type="date" office:date-value="2022-04-03" calcext:value-type="date">
            <text:p>04/03/22</text:p>
          </table:table-cell>
          <table:table-cell table:style-name="ce5" table:formula="of:=IF(WEEKDAY([.C6])=6;[.C6];IF(WEEKDAY([.C6])=7;[.C6]-1;IF(WEEKDAY([.C6])=1;[.C6]-2)))" office:value-type="date" office:date-value="2022-04-01" calcext:value-type="date">
            <text:p>04/01/22</text:p>
          </table:table-cell>
          <table:table-cell table:style-name="ce6" table:formula="of:=TEXT([.D6]; &quot;MM/DD&quot;)" office:value-type="string" office:string-value="04/01" calcext:value-type="string">
            <text:p>04/01</text:p>
          </table:table-cell>
          <table:table-cell table:style-name="ce7" table:formula="of:=[.D6]+2" office:value-type="date" office:date-value="2022-04-03" calcext:value-type="date">
            <text:p>04/03/22</text:p>
          </table:table-cell>
          <table:table-cell table:formula="of:=TEXT([.F6]; &quot;MM/DD&quot;)" office:value-type="string" office:string-value="04/03" calcext:value-type="string">
            <text:p>04/03</text:p>
          </table:table-cell>
          <table:table-cell table:formula="of:=CONCATENATE([.E6];&quot; - &quot;; [.G6])" office:value-type="string" office:string-value="04/01 - 04/03" calcext:value-type="string">
            <text:p>04/01 - 04/0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09 - 12U</text:p>
          </table:table-cell>
          <table:table-cell office:value-type="string" calcext:value-type="string">
            <text:p>Ytown Mayhem</text:p>
          </table:table-cell>
          <table:table-cell table:style-name="ce3" office:value-type="date" office:date-value="2022-04-22" calcext:value-type="date">
            <text:p>04/22/22</text:p>
          </table:table-cell>
          <table:table-cell table:style-name="ce5" table:formula="of:=IF(WEEKDAY([.C7])=6;[.C7];IF(WEEKDAY([.C7])=7;[.C7]-1;IF(WEEKDAY([.C7])=1;[.C7]-2)))" office:value-type="date" office:date-value="2022-04-22" calcext:value-type="date">
            <text:p>04/22/22</text:p>
          </table:table-cell>
          <table:table-cell table:style-name="ce6" table:formula="of:=TEXT([.D7]; &quot;MM/DD&quot;)" office:value-type="string" office:string-value="04/22" calcext:value-type="string">
            <text:p>04/22</text:p>
          </table:table-cell>
          <table:table-cell table:style-name="ce7" table:formula="of:=[.D7]+2" office:value-type="date" office:date-value="2022-04-24" calcext:value-type="date">
            <text:p>04/24/22</text:p>
          </table:table-cell>
          <table:table-cell table:formula="of:=TEXT([.F7]; &quot;MM/DD&quot;)" office:value-type="string" office:string-value="04/24" calcext:value-type="string">
            <text:p>04/24</text:p>
          </table:table-cell>
          <table:table-cell table:formula="of:=CONCATENATE([.E7];&quot; - &quot;; [.G7])" office:value-type="string" office:string-value="04/22 - 04/24" calcext:value-type="string">
            <text:p>04/22 - 04/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12 - 10U</text:p>
          </table:table-cell>
          <table:table-cell office:value-type="string" calcext:value-type="string">
            <text:p>Racers Early Bird Tournament</text:p>
          </table:table-cell>
          <table:table-cell table:style-name="ce3" office:value-type="date" office:date-value="2022-05-07" calcext:value-type="date">
            <text:p>05/07/22</text:p>
          </table:table-cell>
          <table:table-cell table:style-name="ce5" table:formula="of:=IF(WEEKDAY([.C8])=6;[.C8];IF(WEEKDAY([.C8])=7;[.C8]-1;IF(WEEKDAY([.C8])=1;[.C8]-2)))" office:value-type="date" office:date-value="2022-05-06" calcext:value-type="date">
            <text:p>05/06/22</text:p>
          </table:table-cell>
          <table:table-cell table:style-name="ce6" table:formula="of:=TEXT([.D8]; &quot;MM/DD&quot;)" office:value-type="string" office:string-value="05/06" calcext:value-type="string">
            <text:p>05/06</text:p>
          </table:table-cell>
          <table:table-cell table:style-name="ce7" table:formula="of:=[.D8]+2" office:value-type="date" office:date-value="2022-05-08" calcext:value-type="date">
            <text:p>05/08/22</text:p>
          </table:table-cell>
          <table:table-cell table:formula="of:=TEXT([.F8]; &quot;MM/DD&quot;)" office:value-type="string" office:string-value="05/08" calcext:value-type="string">
            <text:p>05/08</text:p>
          </table:table-cell>
          <table:table-cell table:formula="of:=CONCATENATE([.E8];&quot; - &quot;; [.G8])" office:value-type="string" office:string-value="05/06 - 05/08" calcext:value-type="string">
            <text:p>05/06 - 05/0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Racers Fastpitch Early Bird Tournament</text:p>
          </table:table-cell>
          <table:table-cell table:style-name="ce3" office:value-type="date" office:date-value="2022-05-07" calcext:value-type="date">
            <text:p>05/07/22</text:p>
          </table:table-cell>
          <table:table-cell table:style-name="ce5" table:formula="of:=IF(WEEKDAY([.C9])=6;[.C9];IF(WEEKDAY([.C9])=7;[.C9]-1;IF(WEEKDAY([.C9])=1;[.C9]-2)))" office:value-type="date" office:date-value="2022-05-06" calcext:value-type="date">
            <text:p>05/06/22</text:p>
          </table:table-cell>
          <table:table-cell table:style-name="ce6" table:formula="of:=TEXT([.D9]; &quot;MM/DD&quot;)" office:value-type="string" office:string-value="05/06" calcext:value-type="string">
            <text:p>05/06</text:p>
          </table:table-cell>
          <table:table-cell table:style-name="ce7" table:formula="of:=[.D9]+2" office:value-type="date" office:date-value="2022-05-08" calcext:value-type="date">
            <text:p>05/08/22</text:p>
          </table:table-cell>
          <table:table-cell table:formula="of:=TEXT([.F9]; &quot;MM/DD&quot;)" office:value-type="string" office:string-value="05/08" calcext:value-type="string">
            <text:p>05/08</text:p>
          </table:table-cell>
          <table:table-cell table:formula="of:=CONCATENATE([.E9];&quot; - &quot;; [.G9])" office:value-type="string" office:string-value="05/06 - 05/08" calcext:value-type="string">
            <text:p>05/06 - 05/0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12 - 10U</text:p>
          </table:table-cell>
          <table:table-cell office:value-type="string" calcext:value-type="string">
            <text:p>Racers Early Bird Tournament</text:p>
          </table:table-cell>
          <table:table-cell table:style-name="ce3" office:value-type="date" office:date-value="2022-05-08" calcext:value-type="date">
            <text:p>05/08/22</text:p>
          </table:table-cell>
          <table:table-cell table:style-name="ce5" table:formula="of:=IF(WEEKDAY([.C10])=6;[.C10];IF(WEEKDAY([.C10])=7;[.C10]-1;IF(WEEKDAY([.C10])=1;[.C10]-2)))" office:value-type="date" office:date-value="2022-05-06" calcext:value-type="date">
            <text:p>05/06/22</text:p>
          </table:table-cell>
          <table:table-cell table:style-name="ce6" table:formula="of:=TEXT([.D10]; &quot;MM/DD&quot;)" office:value-type="string" office:string-value="05/06" calcext:value-type="string">
            <text:p>05/06</text:p>
          </table:table-cell>
          <table:table-cell table:style-name="ce7" table:formula="of:=[.D10]+2" office:value-type="date" office:date-value="2022-05-08" calcext:value-type="date">
            <text:p>05/08/22</text:p>
          </table:table-cell>
          <table:table-cell table:formula="of:=TEXT([.F10]; &quot;MM/DD&quot;)" office:value-type="string" office:string-value="05/08" calcext:value-type="string">
            <text:p>05/08</text:p>
          </table:table-cell>
          <table:table-cell table:formula="of:=CONCATENATE([.E10];&quot; - &quot;; [.G10])" office:value-type="string" office:string-value="05/06 - 05/08" calcext:value-type="string">
            <text:p>05/06 - 05/0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Racers Fastpitch Early Bird Tournament</text:p>
          </table:table-cell>
          <table:table-cell table:style-name="ce3" office:value-type="date" office:date-value="2022-05-08" calcext:value-type="date">
            <text:p>05/08/22</text:p>
          </table:table-cell>
          <table:table-cell table:style-name="ce5" table:formula="of:=IF(WEEKDAY([.C11])=6;[.C11];IF(WEEKDAY([.C11])=7;[.C11]-1;IF(WEEKDAY([.C11])=1;[.C11]-2)))" office:value-type="date" office:date-value="2022-05-06" calcext:value-type="date">
            <text:p>05/06/22</text:p>
          </table:table-cell>
          <table:table-cell table:style-name="ce6" table:formula="of:=TEXT([.D11]; &quot;MM/DD&quot;)" office:value-type="string" office:string-value="05/06" calcext:value-type="string">
            <text:p>05/06</text:p>
          </table:table-cell>
          <table:table-cell table:style-name="ce7" table:formula="of:=[.D11]+2" office:value-type="date" office:date-value="2022-05-08" calcext:value-type="date">
            <text:p>05/08/22</text:p>
          </table:table-cell>
          <table:table-cell table:formula="of:=TEXT([.F11]; &quot;MM/DD&quot;)" office:value-type="string" office:string-value="05/08" calcext:value-type="string">
            <text:p>05/08</text:p>
          </table:table-cell>
          <table:table-cell table:formula="of:=CONCATENATE([.E11];&quot; - &quot;; [.G11])" office:value-type="string" office:string-value="05/06 - 05/08" calcext:value-type="string">
            <text:p>05/06 - 05/0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12 - 10U</text:p>
          </table:table-cell>
          <table:table-cell office:value-type="string" calcext:value-type="string">
            <text:p>Choose Joy Tounrament</text:p>
          </table:table-cell>
          <table:table-cell table:style-name="ce3" office:value-type="date" office:date-value="2022-05-13" calcext:value-type="date">
            <text:p>05/13/22</text:p>
          </table:table-cell>
          <table:table-cell table:style-name="ce5" table:formula="of:=IF(WEEKDAY([.C12])=6;[.C12];IF(WEEKDAY([.C12])=7;[.C12]-1;IF(WEEKDAY([.C12])=1;[.C12]-2)))" office:value-type="date" office:date-value="2022-05-13" calcext:value-type="date">
            <text:p>05/13/22</text:p>
          </table:table-cell>
          <table:table-cell table:style-name="ce6" table:formula="of:=TEXT([.D12]; &quot;MM/DD&quot;)" office:value-type="string" office:string-value="05/13" calcext:value-type="string">
            <text:p>05/13</text:p>
          </table:table-cell>
          <table:table-cell table:style-name="ce7" table:formula="of:=[.D12]+2" office:value-type="date" office:date-value="2022-05-15" calcext:value-type="date">
            <text:p>05/15/22</text:p>
          </table:table-cell>
          <table:table-cell table:formula="of:=TEXT([.F12]; &quot;MM/DD&quot;)" office:value-type="string" office:string-value="05/15" calcext:value-type="string">
            <text:p>05/15</text:p>
          </table:table-cell>
          <table:table-cell table:formula="of:=CONCATENATE([.E12];&quot; - &quot;; [.G12])" office:value-type="string" office:string-value="05/13 - 05/15" calcext:value-type="string">
            <text:p>05/13 - 05/1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12 - 10U</text:p>
          </table:table-cell>
          <table:table-cell office:value-type="string" calcext:value-type="string">
            <text:p>Choose Joy Tounrament</text:p>
          </table:table-cell>
          <table:table-cell table:style-name="ce3" office:value-type="date" office:date-value="2022-05-15" calcext:value-type="date">
            <text:p>05/15/22</text:p>
          </table:table-cell>
          <table:table-cell table:style-name="ce5" table:formula="of:=IF(WEEKDAY([.C13])=6;[.C13];IF(WEEKDAY([.C13])=7;[.C13]-1;IF(WEEKDAY([.C13])=1;[.C13]-2)))" office:value-type="date" office:date-value="2022-05-13" calcext:value-type="date">
            <text:p>05/13/22</text:p>
          </table:table-cell>
          <table:table-cell table:style-name="ce6" table:formula="of:=TEXT([.D13]; &quot;MM/DD&quot;)" office:value-type="string" office:string-value="05/13" calcext:value-type="string">
            <text:p>05/13</text:p>
          </table:table-cell>
          <table:table-cell table:style-name="ce7" table:formula="of:=[.D13]+2" office:value-type="date" office:date-value="2022-05-15" calcext:value-type="date">
            <text:p>05/15/22</text:p>
          </table:table-cell>
          <table:table-cell table:formula="of:=TEXT([.F13]; &quot;MM/DD&quot;)" office:value-type="string" office:string-value="05/15" calcext:value-type="string">
            <text:p>05/15</text:p>
          </table:table-cell>
          <table:table-cell table:formula="of:=CONCATENATE([.E13];&quot; - &quot;; [.G13])" office:value-type="string" office:string-value="05/13 - 05/15" calcext:value-type="string">
            <text:p>05/13 - 05/1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12 - 10U</text:p>
          </table:table-cell>
          <table:table-cell office:value-type="string" calcext:value-type="string">
            <text:p>Ohio Spring Fever</text:p>
          </table:table-cell>
          <table:table-cell table:style-name="ce3" office:value-type="date" office:date-value="2022-05-20" calcext:value-type="date">
            <text:p>05/20/22</text:p>
          </table:table-cell>
          <table:table-cell table:style-name="ce5" table:formula="of:=IF(WEEKDAY([.C14])=6;[.C14];IF(WEEKDAY([.C14])=7;[.C14]-1;IF(WEEKDAY([.C14])=1;[.C14]-2)))" office:value-type="date" office:date-value="2022-05-20" calcext:value-type="date">
            <text:p>05/20/22</text:p>
          </table:table-cell>
          <table:table-cell table:style-name="ce6" table:formula="of:=TEXT([.D14]; &quot;MM/DD&quot;)" office:value-type="string" office:string-value="05/20" calcext:value-type="string">
            <text:p>05/20</text:p>
          </table:table-cell>
          <table:table-cell table:style-name="ce7" table:formula="of:=[.D14]+2" office:value-type="date" office:date-value="2022-05-22" calcext:value-type="date">
            <text:p>05/22/22</text:p>
          </table:table-cell>
          <table:table-cell table:formula="of:=TEXT([.F14]; &quot;MM/DD&quot;)" office:value-type="string" office:string-value="05/22" calcext:value-type="string">
            <text:p>05/22</text:p>
          </table:table-cell>
          <table:table-cell table:formula="of:=CONCATENATE([.E14];&quot; - &quot;; [.G14])" office:value-type="string" office:string-value="05/20 - 05/22" calcext:value-type="string">
            <text:p>05/20 - 05/2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12 - 10U</text:p>
          </table:table-cell>
          <table:table-cell office:value-type="string" calcext:value-type="string">
            <text:p>Ohio Spring Fever</text:p>
          </table:table-cell>
          <table:table-cell table:style-name="ce3" office:value-type="date" office:date-value="2022-05-21" calcext:value-type="date">
            <text:p>05/21/22</text:p>
          </table:table-cell>
          <table:table-cell table:style-name="ce5" table:formula="of:=IF(WEEKDAY([.C15])=6;[.C15];IF(WEEKDAY([.C15])=7;[.C15]-1;IF(WEEKDAY([.C15])=1;[.C15]-2)))" office:value-type="date" office:date-value="2022-05-20" calcext:value-type="date">
            <text:p>05/20/22</text:p>
          </table:table-cell>
          <table:table-cell table:style-name="ce6" table:formula="of:=TEXT([.D15]; &quot;MM/DD&quot;)" office:value-type="string" office:string-value="05/20" calcext:value-type="string">
            <text:p>05/20</text:p>
          </table:table-cell>
          <table:table-cell table:style-name="ce7" table:formula="of:=[.D15]+2" office:value-type="date" office:date-value="2022-05-22" calcext:value-type="date">
            <text:p>05/22/22</text:p>
          </table:table-cell>
          <table:table-cell table:formula="of:=TEXT([.F15]; &quot;MM/DD&quot;)" office:value-type="string" office:string-value="05/22" calcext:value-type="string">
            <text:p>05/22</text:p>
          </table:table-cell>
          <table:table-cell table:formula="of:=CONCATENATE([.E15];&quot; - &quot;; [.G15])" office:value-type="string" office:string-value="05/20 - 05/22" calcext:value-type="string">
            <text:p>05/20 - 05/2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12 - 10U</text:p>
          </table:table-cell>
          <table:table-cell office:value-type="string" calcext:value-type="string">
            <text:p>Ohio Spring Fever</text:p>
          </table:table-cell>
          <table:table-cell table:style-name="ce3" office:value-type="date" office:date-value="2022-05-22" calcext:value-type="date">
            <text:p>05/22/22</text:p>
          </table:table-cell>
          <table:table-cell table:style-name="ce5" table:formula="of:=IF(WEEKDAY([.C16])=6;[.C16];IF(WEEKDAY([.C16])=7;[.C16]-1;IF(WEEKDAY([.C16])=1;[.C16]-2)))" office:value-type="date" office:date-value="2022-05-20" calcext:value-type="date">
            <text:p>05/20/22</text:p>
          </table:table-cell>
          <table:table-cell table:style-name="ce6" table:formula="of:=TEXT([.D16]; &quot;MM/DD&quot;)" office:value-type="string" office:string-value="05/20" calcext:value-type="string">
            <text:p>05/20</text:p>
          </table:table-cell>
          <table:table-cell table:style-name="ce7" table:formula="of:=[.D16]+2" office:value-type="date" office:date-value="2022-05-22" calcext:value-type="date">
            <text:p>05/22/22</text:p>
          </table:table-cell>
          <table:table-cell table:formula="of:=TEXT([.F16]; &quot;MM/DD&quot;)" office:value-type="string" office:string-value="05/22" calcext:value-type="string">
            <text:p>05/22</text:p>
          </table:table-cell>
          <table:table-cell table:formula="of:=CONCATENATE([.E16];&quot; - &quot;; [.G16])" office:value-type="string" office:string-value="05/20 - 05/22" calcext:value-type="string">
            <text:p>05/20 - 05/2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5th Annual Memorial Classic</text:p>
          </table:table-cell>
          <table:table-cell table:style-name="ce3" office:value-type="date" office:date-value="2022-05-27" calcext:value-type="date">
            <text:p>05/27/22</text:p>
          </table:table-cell>
          <table:table-cell table:style-name="ce5" table:formula="of:=IF(WEEKDAY([.C17])=6;[.C17];IF(WEEKDAY([.C17])=7;[.C17]-1;IF(WEEKDAY([.C17])=1;[.C17]-2)))" office:value-type="date" office:date-value="2022-05-27" calcext:value-type="date">
            <text:p>05/27/22</text:p>
          </table:table-cell>
          <table:table-cell table:style-name="ce6" table:formula="of:=TEXT([.D17]; &quot;MM/DD&quot;)" office:value-type="string" office:string-value="05/27" calcext:value-type="string">
            <text:p>05/27</text:p>
          </table:table-cell>
          <table:table-cell table:style-name="ce7" table:formula="of:=[.D17]+2" office:value-type="date" office:date-value="2022-05-29" calcext:value-type="date">
            <text:p>05/29/22</text:p>
          </table:table-cell>
          <table:table-cell table:formula="of:=TEXT([.F17]; &quot;MM/DD&quot;)" office:value-type="string" office:string-value="05/29" calcext:value-type="string">
            <text:p>05/29</text:p>
          </table:table-cell>
          <table:table-cell table:formula="of:=CONCATENATE([.E17];&quot; - &quot;; [.G17])" office:value-type="string" office:string-value="05/27 - 05/29" calcext:value-type="string">
            <text:p>05/27 - 05/2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5th Annual Memorial Classic</text:p>
          </table:table-cell>
          <table:table-cell table:style-name="ce3" office:value-type="date" office:date-value="2022-05-28" calcext:value-type="date">
            <text:p>05/28/22</text:p>
          </table:table-cell>
          <table:table-cell table:style-name="ce5" table:formula="of:=IF(WEEKDAY([.C18])=6;[.C18];IF(WEEKDAY([.C18])=7;[.C18]-1;IF(WEEKDAY([.C18])=1;[.C18]-2)))" office:value-type="date" office:date-value="2022-05-27" calcext:value-type="date">
            <text:p>05/27/22</text:p>
          </table:table-cell>
          <table:table-cell table:style-name="ce6" table:formula="of:=TEXT([.D18]; &quot;MM/DD&quot;)" office:value-type="string" office:string-value="05/27" calcext:value-type="string">
            <text:p>05/27</text:p>
          </table:table-cell>
          <table:table-cell table:style-name="ce7" table:formula="of:=[.D18]+2" office:value-type="date" office:date-value="2022-05-29" calcext:value-type="date">
            <text:p>05/29/22</text:p>
          </table:table-cell>
          <table:table-cell table:formula="of:=TEXT([.F18]; &quot;MM/DD&quot;)" office:value-type="string" office:string-value="05/29" calcext:value-type="string">
            <text:p>05/29</text:p>
          </table:table-cell>
          <table:table-cell table:formula="of:=CONCATENATE([.E18];&quot; - &quot;; [.G18])" office:value-type="string" office:string-value="05/27 - 05/29" calcext:value-type="string">
            <text:p>05/27 - 05/2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5th Annual Memorial Classic</text:p>
          </table:table-cell>
          <table:table-cell table:style-name="ce3" office:value-type="date" office:date-value="2022-05-29" calcext:value-type="date">
            <text:p>05/29/22</text:p>
          </table:table-cell>
          <table:table-cell table:style-name="ce5" table:formula="of:=IF(WEEKDAY([.C19])=6;[.C19];IF(WEEKDAY([.C19])=7;[.C19]-1;IF(WEEKDAY([.C19])=1;[.C19]-2)))" office:value-type="date" office:date-value="2022-05-27" calcext:value-type="date">
            <text:p>05/27/22</text:p>
          </table:table-cell>
          <table:table-cell table:style-name="ce6" table:formula="of:=TEXT([.D19]; &quot;MM/DD&quot;)" office:value-type="string" office:string-value="05/27" calcext:value-type="string">
            <text:p>05/27</text:p>
          </table:table-cell>
          <table:table-cell table:style-name="ce7" table:formula="of:=[.D19]+2" office:value-type="date" office:date-value="2022-05-29" calcext:value-type="date">
            <text:p>05/29/22</text:p>
          </table:table-cell>
          <table:table-cell table:formula="of:=TEXT([.F19]; &quot;MM/DD&quot;)" office:value-type="string" office:string-value="05/29" calcext:value-type="string">
            <text:p>05/29</text:p>
          </table:table-cell>
          <table:table-cell table:formula="of:=CONCATENATE([.E19];&quot; - &quot;; [.G19])" office:value-type="string" office:string-value="05/27 - 05/29" calcext:value-type="string">
            <text:p>05/27 - 05/2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Tallmadge T-Town Showdown</text:p>
          </table:table-cell>
          <table:table-cell table:style-name="ce3" office:value-type="date" office:date-value="2022-06-03" calcext:value-type="date">
            <text:p>06/03/22</text:p>
          </table:table-cell>
          <table:table-cell table:style-name="ce5" table:formula="of:=IF(WEEKDAY([.C20])=6;[.C20];IF(WEEKDAY([.C20])=7;[.C20]-1;IF(WEEKDAY([.C20])=1;[.C20]-2)))" office:value-type="date" office:date-value="2022-06-03" calcext:value-type="date">
            <text:p>06/03/22</text:p>
          </table:table-cell>
          <table:table-cell table:style-name="ce6" table:formula="of:=TEXT([.D20]; &quot;MM/DD&quot;)" office:value-type="string" office:string-value="06/03" calcext:value-type="string">
            <text:p>06/03</text:p>
          </table:table-cell>
          <table:table-cell table:style-name="ce7" table:formula="of:=[.D20]+2" office:value-type="date" office:date-value="2022-06-05" calcext:value-type="date">
            <text:p>06/05/22</text:p>
          </table:table-cell>
          <table:table-cell table:formula="of:=TEXT([.F20]; &quot;MM/DD&quot;)" office:value-type="string" office:string-value="06/05" calcext:value-type="string">
            <text:p>06/05</text:p>
          </table:table-cell>
          <table:table-cell table:formula="of:=CONCATENATE([.E20];&quot; - &quot;; [.G20])" office:value-type="string" office:string-value="06/03 - 06/05" calcext:value-type="string">
            <text:p>06/03 - 06/0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12 - 10U</text:p>
          </table:table-cell>
          <table:table-cell office:value-type="string" calcext:value-type="string">
            <text:p>Mapleleaf Classic</text:p>
          </table:table-cell>
          <table:table-cell table:style-name="ce3" office:value-type="date" office:date-value="2022-06-04" calcext:value-type="date">
            <text:p>06/04/22</text:p>
          </table:table-cell>
          <table:table-cell table:style-name="ce5" table:formula="of:=IF(WEEKDAY([.C21])=6;[.C21];IF(WEEKDAY([.C21])=7;[.C21]-1;IF(WEEKDAY([.C21])=1;[.C21]-2)))" office:value-type="date" office:date-value="2022-06-03" calcext:value-type="date">
            <text:p>06/03/22</text:p>
          </table:table-cell>
          <table:table-cell table:style-name="ce6" table:formula="of:=TEXT([.D21]; &quot;MM/DD&quot;)" office:value-type="string" office:string-value="06/03" calcext:value-type="string">
            <text:p>06/03</text:p>
          </table:table-cell>
          <table:table-cell table:style-name="ce7" table:formula="of:=[.D21]+2" office:value-type="date" office:date-value="2022-06-05" calcext:value-type="date">
            <text:p>06/05/22</text:p>
          </table:table-cell>
          <table:table-cell table:formula="of:=TEXT([.F21]; &quot;MM/DD&quot;)" office:value-type="string" office:string-value="06/05" calcext:value-type="string">
            <text:p>06/05</text:p>
          </table:table-cell>
          <table:table-cell table:formula="of:=CONCATENATE([.E21];&quot; - &quot;; [.G21])" office:value-type="string" office:string-value="06/03 - 06/05" calcext:value-type="string">
            <text:p>06/03 - 06/0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Tallmadge T-Town Showdown</text:p>
          </table:table-cell>
          <table:table-cell table:style-name="ce3" office:value-type="date" office:date-value="2022-06-04" calcext:value-type="date">
            <text:p>06/04/22</text:p>
          </table:table-cell>
          <table:table-cell table:style-name="ce5" table:formula="of:=IF(WEEKDAY([.C22])=6;[.C22];IF(WEEKDAY([.C22])=7;[.C22]-1;IF(WEEKDAY([.C22])=1;[.C22]-2)))" office:value-type="date" office:date-value="2022-06-03" calcext:value-type="date">
            <text:p>06/03/22</text:p>
          </table:table-cell>
          <table:table-cell table:style-name="ce6" table:formula="of:=TEXT([.D22]; &quot;MM/DD&quot;)" office:value-type="string" office:string-value="06/03" calcext:value-type="string">
            <text:p>06/03</text:p>
          </table:table-cell>
          <table:table-cell table:style-name="ce7" table:formula="of:=[.D22]+2" office:value-type="date" office:date-value="2022-06-05" calcext:value-type="date">
            <text:p>06/05/22</text:p>
          </table:table-cell>
          <table:table-cell table:formula="of:=TEXT([.F22]; &quot;MM/DD&quot;)" office:value-type="string" office:string-value="06/05" calcext:value-type="string">
            <text:p>06/05</text:p>
          </table:table-cell>
          <table:table-cell table:formula="of:=CONCATENATE([.E22];&quot; - &quot;; [.G22])" office:value-type="string" office:string-value="06/03 - 06/05" calcext:value-type="string">
            <text:p>06/03 - 06/0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12 - 10U</text:p>
          </table:table-cell>
          <table:table-cell office:value-type="string" calcext:value-type="string">
            <text:p>Mapleleaf Classic</text:p>
          </table:table-cell>
          <table:table-cell table:style-name="ce3" office:value-type="date" office:date-value="2022-06-05" calcext:value-type="date">
            <text:p>06/05/22</text:p>
          </table:table-cell>
          <table:table-cell table:style-name="ce5" table:formula="of:=IF(WEEKDAY([.C23])=6;[.C23];IF(WEEKDAY([.C23])=7;[.C23]-1;IF(WEEKDAY([.C23])=1;[.C23]-2)))" office:value-type="date" office:date-value="2022-06-03" calcext:value-type="date">
            <text:p>06/03/22</text:p>
          </table:table-cell>
          <table:table-cell table:style-name="ce6" table:formula="of:=TEXT([.D23]; &quot;MM/DD&quot;)" office:value-type="string" office:string-value="06/03" calcext:value-type="string">
            <text:p>06/03</text:p>
          </table:table-cell>
          <table:table-cell table:style-name="ce7" table:formula="of:=[.D23]+2" office:value-type="date" office:date-value="2022-06-05" calcext:value-type="date">
            <text:p>06/05/22</text:p>
          </table:table-cell>
          <table:table-cell table:formula="of:=TEXT([.F23]; &quot;MM/DD&quot;)" office:value-type="string" office:string-value="06/05" calcext:value-type="string">
            <text:p>06/05</text:p>
          </table:table-cell>
          <table:table-cell table:formula="of:=CONCATENATE([.E23];&quot; - &quot;; [.G23])" office:value-type="string" office:string-value="06/03 - 06/05" calcext:value-type="string">
            <text:p>06/03 - 06/0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Tallmadge T-Town Showdown</text:p>
          </table:table-cell>
          <table:table-cell table:style-name="ce3" office:value-type="date" office:date-value="2022-06-05" calcext:value-type="date">
            <text:p>06/05/22</text:p>
          </table:table-cell>
          <table:table-cell table:style-name="ce5" table:formula="of:=IF(WEEKDAY([.C24])=6;[.C24];IF(WEEKDAY([.C24])=7;[.C24]-1;IF(WEEKDAY([.C24])=1;[.C24]-2)))" office:value-type="date" office:date-value="2022-06-03" calcext:value-type="date">
            <text:p>06/03/22</text:p>
          </table:table-cell>
          <table:table-cell table:style-name="ce6" table:formula="of:=TEXT([.D24]; &quot;MM/DD&quot;)" office:value-type="string" office:string-value="06/03" calcext:value-type="string">
            <text:p>06/03</text:p>
          </table:table-cell>
          <table:table-cell table:style-name="ce7" table:formula="of:=[.D24]+2" office:value-type="date" office:date-value="2022-06-05" calcext:value-type="date">
            <text:p>06/05/22</text:p>
          </table:table-cell>
          <table:table-cell table:formula="of:=TEXT([.F24]; &quot;MM/DD&quot;)" office:value-type="string" office:string-value="06/05" calcext:value-type="string">
            <text:p>06/05</text:p>
          </table:table-cell>
          <table:table-cell table:formula="of:=CONCATENATE([.E24];&quot; - &quot;; [.G24])" office:value-type="string" office:string-value="06/03 - 06/05" calcext:value-type="string">
            <text:p>06/03 - 06/0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Battle At Barlow</text:p>
          </table:table-cell>
          <table:table-cell table:style-name="ce3" office:value-type="date" office:date-value="2022-06-10" calcext:value-type="date">
            <text:p>06/10/22</text:p>
          </table:table-cell>
          <table:table-cell table:style-name="ce5" table:formula="of:=IF(WEEKDAY([.C25])=6;[.C25];IF(WEEKDAY([.C25])=7;[.C25]-1;IF(WEEKDAY([.C25])=1;[.C25]-2)))" office:value-type="date" office:date-value="2022-06-10" calcext:value-type="date">
            <text:p>06/10/22</text:p>
          </table:table-cell>
          <table:table-cell table:style-name="ce6" table:formula="of:=TEXT([.D25]; &quot;MM/DD&quot;)" office:value-type="string" office:string-value="06/10" calcext:value-type="string">
            <text:p>06/10</text:p>
          </table:table-cell>
          <table:table-cell table:style-name="ce7" table:formula="of:=[.D25]+2" office:value-type="date" office:date-value="2022-06-12" calcext:value-type="date">
            <text:p>06/12/22</text:p>
          </table:table-cell>
          <table:table-cell table:formula="of:=TEXT([.F25]; &quot;MM/DD&quot;)" office:value-type="string" office:string-value="06/12" calcext:value-type="string">
            <text:p>06/12</text:p>
          </table:table-cell>
          <table:table-cell table:formula="of:=CONCATENATE([.E25];&quot; - &quot;; [.G25])" office:value-type="string" office:string-value="06/10 - 06/12" calcext:value-type="string">
            <text:p>06/10 - 06/1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Battle At Barlow</text:p>
          </table:table-cell>
          <table:table-cell table:style-name="ce3" office:value-type="date" office:date-value="2022-06-11" calcext:value-type="date">
            <text:p>06/11/22</text:p>
          </table:table-cell>
          <table:table-cell table:style-name="ce5" table:formula="of:=IF(WEEKDAY([.C26])=6;[.C26];IF(WEEKDAY([.C26])=7;[.C26]-1;IF(WEEKDAY([.C26])=1;[.C26]-2)))" office:value-type="date" office:date-value="2022-06-10" calcext:value-type="date">
            <text:p>06/10/22</text:p>
          </table:table-cell>
          <table:table-cell table:style-name="ce6" table:formula="of:=TEXT([.D26]; &quot;MM/DD&quot;)" office:value-type="string" office:string-value="06/10" calcext:value-type="string">
            <text:p>06/10</text:p>
          </table:table-cell>
          <table:table-cell table:style-name="ce7" table:formula="of:=[.D26]+2" office:value-type="date" office:date-value="2022-06-12" calcext:value-type="date">
            <text:p>06/12/22</text:p>
          </table:table-cell>
          <table:table-cell table:formula="of:=TEXT([.F26]; &quot;MM/DD&quot;)" office:value-type="string" office:string-value="06/12" calcext:value-type="string">
            <text:p>06/12</text:p>
          </table:table-cell>
          <table:table-cell table:formula="of:=CONCATENATE([.E26];&quot; - &quot;; [.G26])" office:value-type="string" office:string-value="06/10 - 06/12" calcext:value-type="string">
            <text:p>06/10 - 06/1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Battle At Barlow</text:p>
          </table:table-cell>
          <table:table-cell table:style-name="ce3" office:value-type="date" office:date-value="2022-06-12" calcext:value-type="date">
            <text:p>06/12/22</text:p>
          </table:table-cell>
          <table:table-cell table:style-name="ce5" table:formula="of:=IF(WEEKDAY([.C27])=6;[.C27];IF(WEEKDAY([.C27])=7;[.C27]-1;IF(WEEKDAY([.C27])=1;[.C27]-2)))" office:value-type="date" office:date-value="2022-06-10" calcext:value-type="date">
            <text:p>06/10/22</text:p>
          </table:table-cell>
          <table:table-cell table:style-name="ce6" table:formula="of:=TEXT([.D27]; &quot;MM/DD&quot;)" office:value-type="string" office:string-value="06/10" calcext:value-type="string">
            <text:p>06/10</text:p>
          </table:table-cell>
          <table:table-cell table:style-name="ce7" table:formula="of:=[.D27]+2" office:value-type="date" office:date-value="2022-06-12" calcext:value-type="date">
            <text:p>06/12/22</text:p>
          </table:table-cell>
          <table:table-cell table:formula="of:=TEXT([.F27]; &quot;MM/DD&quot;)" office:value-type="string" office:string-value="06/12" calcext:value-type="string">
            <text:p>06/12</text:p>
          </table:table-cell>
          <table:table-cell table:formula="of:=CONCATENATE([.E27];&quot; - &quot;; [.G27])" office:value-type="string" office:string-value="06/10 - 06/12" calcext:value-type="string">
            <text:p>06/10 - 06/1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12 - 10U</text:p>
          </table:table-cell>
          <table:table-cell office:value-type="string" calcext:value-type="string">
            <text:p>Father’s Day Win Some Bling Tournament</text:p>
          </table:table-cell>
          <table:table-cell table:style-name="ce3" office:value-type="date" office:date-value="2022-06-17" calcext:value-type="date">
            <text:p>06/17/22</text:p>
          </table:table-cell>
          <table:table-cell table:style-name="ce5" table:formula="of:=IF(WEEKDAY([.C28])=6;[.C28];IF(WEEKDAY([.C28])=7;[.C28]-1;IF(WEEKDAY([.C28])=1;[.C28]-2)))" office:value-type="date" office:date-value="2022-06-17" calcext:value-type="date">
            <text:p>06/17/22</text:p>
          </table:table-cell>
          <table:table-cell table:style-name="ce6" table:formula="of:=TEXT([.D28]; &quot;MM/DD&quot;)" office:value-type="string" office:string-value="06/17" calcext:value-type="string">
            <text:p>06/17</text:p>
          </table:table-cell>
          <table:table-cell table:style-name="ce7" table:formula="of:=[.D28]+2" office:value-type="date" office:date-value="2022-06-19" calcext:value-type="date">
            <text:p>06/19/22</text:p>
          </table:table-cell>
          <table:table-cell table:formula="of:=TEXT([.F28]; &quot;MM/DD&quot;)" office:value-type="string" office:string-value="06/19" calcext:value-type="string">
            <text:p>06/19</text:p>
          </table:table-cell>
          <table:table-cell table:formula="of:=CONCATENATE([.E28];&quot; - &quot;; [.G28])" office:value-type="string" office:string-value="06/17 - 06/19" calcext:value-type="string">
            <text:p>06/17 - 06/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Father's Day Blast</text:p>
          </table:table-cell>
          <table:table-cell table:style-name="ce3" office:value-type="date" office:date-value="2022-06-17" calcext:value-type="date">
            <text:p>06/17/22</text:p>
          </table:table-cell>
          <table:table-cell table:style-name="ce5" table:formula="of:=IF(WEEKDAY([.C29])=6;[.C29];IF(WEEKDAY([.C29])=7;[.C29]-1;IF(WEEKDAY([.C29])=1;[.C29]-2)))" office:value-type="date" office:date-value="2022-06-17" calcext:value-type="date">
            <text:p>06/17/22</text:p>
          </table:table-cell>
          <table:table-cell table:style-name="ce6" table:formula="of:=TEXT([.D29]; &quot;MM/DD&quot;)" office:value-type="string" office:string-value="06/17" calcext:value-type="string">
            <text:p>06/17</text:p>
          </table:table-cell>
          <table:table-cell table:style-name="ce7" table:formula="of:=[.D29]+2" office:value-type="date" office:date-value="2022-06-19" calcext:value-type="date">
            <text:p>06/19/22</text:p>
          </table:table-cell>
          <table:table-cell table:formula="of:=TEXT([.F29]; &quot;MM/DD&quot;)" office:value-type="string" office:string-value="06/19" calcext:value-type="string">
            <text:p>06/19</text:p>
          </table:table-cell>
          <table:table-cell table:formula="of:=CONCATENATE([.E29];&quot; - &quot;; [.G29])" office:value-type="string" office:string-value="06/17 - 06/19" calcext:value-type="string">
            <text:p>06/17 - 06/19</text:p>
          </table:table-cell>
          <table:table-cell table:number-columns-repeated="1002"/>
        </table:table-row>
        <table:table-row table:style-name="ro1" table:visibility="filter">
          <table:table-cell office:value-type="string" calcext:value-type="string">
            <text:p>2007 - 14U</text:p>
          </table:table-cell>
          <table:table-cell office:value-type="string" calcext:value-type="string">
            <text:p>Father's Day Blast</text:p>
          </table:table-cell>
          <table:table-cell table:style-name="ce3" office:value-type="date" office:date-value="2022-06-17" calcext:value-type="date">
            <text:p>06/17/22</text:p>
          </table:table-cell>
          <table:table-cell table:style-name="ce5" table:formula="of:=IF(WEEKDAY([.C30])=6;[.C30];IF(WEEKDAY([.C30])=7;[.C30]-1;IF(WEEKDAY([.C30])=1;[.C30]-2)))" office:value-type="date" office:date-value="2022-06-17" calcext:value-type="date">
            <text:p>06/17/22</text:p>
          </table:table-cell>
          <table:table-cell table:style-name="ce6" table:formula="of:=TEXT([.D30]; &quot;MM/DD&quot;)" office:value-type="string" office:string-value="06/17" calcext:value-type="string">
            <text:p>06/17</text:p>
          </table:table-cell>
          <table:table-cell table:style-name="ce7" table:formula="of:=[.D30]+2" office:value-type="date" office:date-value="2022-06-19" calcext:value-type="date">
            <text:p>06/19/22</text:p>
          </table:table-cell>
          <table:table-cell table:formula="of:=TEXT([.F30]; &quot;MM/DD&quot;)" office:value-type="string" office:string-value="06/19" calcext:value-type="string">
            <text:p>06/19</text:p>
          </table:table-cell>
          <table:table-cell table:formula="of:=CONCATENATE([.E30];&quot; - &quot;; [.G30])" office:value-type="string" office:string-value="06/17 - 06/19" calcext:value-type="string">
            <text:p>06/17 - 06/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12 - 10U</text:p>
          </table:table-cell>
          <table:table-cell office:value-type="string" calcext:value-type="string">
            <text:p>Father’s Day Win Some Bling Tournament</text:p>
          </table:table-cell>
          <table:table-cell table:style-name="ce3" office:value-type="date" office:date-value="2022-06-18" calcext:value-type="date">
            <text:p>06/18/22</text:p>
          </table:table-cell>
          <table:table-cell table:style-name="ce5" table:formula="of:=IF(WEEKDAY([.C31])=6;[.C31];IF(WEEKDAY([.C31])=7;[.C31]-1;IF(WEEKDAY([.C31])=1;[.C31]-2)))" office:value-type="date" office:date-value="2022-06-17" calcext:value-type="date">
            <text:p>06/17/22</text:p>
          </table:table-cell>
          <table:table-cell table:style-name="ce6" table:formula="of:=TEXT([.D31]; &quot;MM/DD&quot;)" office:value-type="string" office:string-value="06/17" calcext:value-type="string">
            <text:p>06/17</text:p>
          </table:table-cell>
          <table:table-cell table:style-name="ce7" table:formula="of:=[.D31]+2" office:value-type="date" office:date-value="2022-06-19" calcext:value-type="date">
            <text:p>06/19/22</text:p>
          </table:table-cell>
          <table:table-cell table:formula="of:=TEXT([.F31]; &quot;MM/DD&quot;)" office:value-type="string" office:string-value="06/19" calcext:value-type="string">
            <text:p>06/19</text:p>
          </table:table-cell>
          <table:table-cell table:formula="of:=CONCATENATE([.E31];&quot; - &quot;; [.G31])" office:value-type="string" office:string-value="06/17 - 06/19" calcext:value-type="string">
            <text:p>06/17 - 06/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Father's Day Blast</text:p>
          </table:table-cell>
          <table:table-cell table:style-name="ce3" office:value-type="date" office:date-value="2022-06-18" calcext:value-type="date">
            <text:p>06/18/22</text:p>
          </table:table-cell>
          <table:table-cell table:style-name="ce5" table:formula="of:=IF(WEEKDAY([.C32])=6;[.C32];IF(WEEKDAY([.C32])=7;[.C32]-1;IF(WEEKDAY([.C32])=1;[.C32]-2)))" office:value-type="date" office:date-value="2022-06-17" calcext:value-type="date">
            <text:p>06/17/22</text:p>
          </table:table-cell>
          <table:table-cell table:style-name="ce6" table:formula="of:=TEXT([.D32]; &quot;MM/DD&quot;)" office:value-type="string" office:string-value="06/17" calcext:value-type="string">
            <text:p>06/17</text:p>
          </table:table-cell>
          <table:table-cell table:style-name="ce7" table:formula="of:=[.D32]+2" office:value-type="date" office:date-value="2022-06-19" calcext:value-type="date">
            <text:p>06/19/22</text:p>
          </table:table-cell>
          <table:table-cell table:formula="of:=TEXT([.F32]; &quot;MM/DD&quot;)" office:value-type="string" office:string-value="06/19" calcext:value-type="string">
            <text:p>06/19</text:p>
          </table:table-cell>
          <table:table-cell table:formula="of:=CONCATENATE([.E32];&quot; - &quot;; [.G32])" office:value-type="string" office:string-value="06/17 - 06/19" calcext:value-type="string">
            <text:p>06/17 - 06/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12 - 10U</text:p>
          </table:table-cell>
          <table:table-cell office:value-type="string" calcext:value-type="string">
            <text:p>Father’s Day Win Some Bling Tournament</text:p>
          </table:table-cell>
          <table:table-cell table:style-name="ce3" office:value-type="date" office:date-value="2022-06-19" calcext:value-type="date">
            <text:p>06/19/22</text:p>
          </table:table-cell>
          <table:table-cell table:style-name="ce5" table:formula="of:=IF(WEEKDAY([.C33])=6;[.C33];IF(WEEKDAY([.C33])=7;[.C33]-1;IF(WEEKDAY([.C33])=1;[.C33]-2)))" office:value-type="date" office:date-value="2022-06-17" calcext:value-type="date">
            <text:p>06/17/22</text:p>
          </table:table-cell>
          <table:table-cell table:style-name="ce6" table:formula="of:=TEXT([.D33]; &quot;MM/DD&quot;)" office:value-type="string" office:string-value="06/17" calcext:value-type="string">
            <text:p>06/17</text:p>
          </table:table-cell>
          <table:table-cell table:style-name="ce7" table:formula="of:=[.D33]+2" office:value-type="date" office:date-value="2022-06-19" calcext:value-type="date">
            <text:p>06/19/22</text:p>
          </table:table-cell>
          <table:table-cell table:formula="of:=TEXT([.F33]; &quot;MM/DD&quot;)" office:value-type="string" office:string-value="06/19" calcext:value-type="string">
            <text:p>06/19</text:p>
          </table:table-cell>
          <table:table-cell table:formula="of:=CONCATENATE([.E33];&quot; - &quot;; [.G33])" office:value-type="string" office:string-value="06/17 - 06/19" calcext:value-type="string">
            <text:p>06/17 - 06/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Father's Day Blast</text:p>
          </table:table-cell>
          <table:table-cell table:style-name="ce3" office:value-type="date" office:date-value="2022-06-19" calcext:value-type="date">
            <text:p>06/19/22</text:p>
          </table:table-cell>
          <table:table-cell table:style-name="ce5" table:formula="of:=IF(WEEKDAY([.C34])=6;[.C34];IF(WEEKDAY([.C34])=7;[.C34]-1;IF(WEEKDAY([.C34])=1;[.C34]-2)))" office:value-type="date" office:date-value="2022-06-17" calcext:value-type="date">
            <text:p>06/17/22</text:p>
          </table:table-cell>
          <table:table-cell table:style-name="ce6" table:formula="of:=TEXT([.D34]; &quot;MM/DD&quot;)" office:value-type="string" office:string-value="06/17" calcext:value-type="string">
            <text:p>06/17</text:p>
          </table:table-cell>
          <table:table-cell table:style-name="ce7" table:formula="of:=[.D34]+2" office:value-type="date" office:date-value="2022-06-19" calcext:value-type="date">
            <text:p>06/19/22</text:p>
          </table:table-cell>
          <table:table-cell table:formula="of:=TEXT([.F34]; &quot;MM/DD&quot;)" office:value-type="string" office:string-value="06/19" calcext:value-type="string">
            <text:p>06/19</text:p>
          </table:table-cell>
          <table:table-cell table:formula="of:=CONCATENATE([.E34];&quot; - &quot;; [.G34])" office:value-type="string" office:string-value="06/17 - 06/19" calcext:value-type="string">
            <text:p>06/17 - 06/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Apple Pie Charity</text:p>
          </table:table-cell>
          <table:table-cell table:style-name="ce3" office:value-type="date" office:date-value="2022-07-01" calcext:value-type="date">
            <text:p>07/01/22</text:p>
          </table:table-cell>
          <table:table-cell table:style-name="ce5" table:formula="of:=IF(WEEKDAY([.C35])=6;[.C35];IF(WEEKDAY([.C35])=7;[.C35]-1;IF(WEEKDAY([.C35])=1;[.C35]-2)))" office:value-type="date" office:date-value="2022-07-01" calcext:value-type="date">
            <text:p>07/01/22</text:p>
          </table:table-cell>
          <table:table-cell table:style-name="ce6" table:formula="of:=TEXT([.D35]; &quot;MM/DD&quot;)" office:value-type="string" office:string-value="07/01" calcext:value-type="string">
            <text:p>07/01</text:p>
          </table:table-cell>
          <table:table-cell table:style-name="ce7" table:formula="of:=[.D35]+2" office:value-type="date" office:date-value="2022-07-03" calcext:value-type="date">
            <text:p>07/03/22</text:p>
          </table:table-cell>
          <table:table-cell table:formula="of:=TEXT([.F35]; &quot;MM/DD&quot;)" office:value-type="string" office:string-value="07/03" calcext:value-type="string">
            <text:p>07/03</text:p>
          </table:table-cell>
          <table:table-cell table:formula="of:=CONCATENATE([.E35];&quot; - &quot;; [.G35])" office:value-type="string" office:string-value="07/01 - 07/03" calcext:value-type="string">
            <text:p>07/01 - 07/0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Apple Pie Charity</text:p>
          </table:table-cell>
          <table:table-cell table:style-name="ce3" office:value-type="date" office:date-value="2022-07-02" calcext:value-type="date">
            <text:p>07/02/22</text:p>
          </table:table-cell>
          <table:table-cell table:style-name="ce5" table:formula="of:=IF(WEEKDAY([.C36])=6;[.C36];IF(WEEKDAY([.C36])=7;[.C36]-1;IF(WEEKDAY([.C36])=1;[.C36]-2)))" office:value-type="date" office:date-value="2022-07-01" calcext:value-type="date">
            <text:p>07/01/22</text:p>
          </table:table-cell>
          <table:table-cell table:style-name="ce6" table:formula="of:=TEXT([.D36]; &quot;MM/DD&quot;)" office:value-type="string" office:string-value="07/01" calcext:value-type="string">
            <text:p>07/01</text:p>
          </table:table-cell>
          <table:table-cell table:style-name="ce7" table:formula="of:=[.D36]+2" office:value-type="date" office:date-value="2022-07-03" calcext:value-type="date">
            <text:p>07/03/22</text:p>
          </table:table-cell>
          <table:table-cell table:formula="of:=TEXT([.F36]; &quot;MM/DD&quot;)" office:value-type="string" office:string-value="07/03" calcext:value-type="string">
            <text:p>07/03</text:p>
          </table:table-cell>
          <table:table-cell table:formula="of:=CONCATENATE([.E36];&quot; - &quot;; [.G36])" office:value-type="string" office:string-value="07/01 - 07/03" calcext:value-type="string">
            <text:p>07/01 - 07/0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Apple Pie Charity</text:p>
          </table:table-cell>
          <table:table-cell table:style-name="ce3" office:value-type="date" office:date-value="2022-07-03" calcext:value-type="date">
            <text:p>07/03/22</text:p>
          </table:table-cell>
          <table:table-cell table:style-name="ce5" table:formula="of:=IF(WEEKDAY([.C37])=6;[.C37];IF(WEEKDAY([.C37])=7;[.C37]-1;IF(WEEKDAY([.C37])=1;[.C37]-2)))" office:value-type="date" office:date-value="2022-07-01" calcext:value-type="date">
            <text:p>07/01/22</text:p>
          </table:table-cell>
          <table:table-cell table:style-name="ce6" table:formula="of:=TEXT([.D37]; &quot;MM/DD&quot;)" office:value-type="string" office:string-value="07/01" calcext:value-type="string">
            <text:p>07/01</text:p>
          </table:table-cell>
          <table:table-cell table:style-name="ce7" table:formula="of:=[.D37]+2" office:value-type="date" office:date-value="2022-07-03" calcext:value-type="date">
            <text:p>07/03/22</text:p>
          </table:table-cell>
          <table:table-cell table:formula="of:=TEXT([.F37]; &quot;MM/DD&quot;)" office:value-type="string" office:string-value="07/03" calcext:value-type="string">
            <text:p>07/03</text:p>
          </table:table-cell>
          <table:table-cell table:formula="of:=CONCATENATE([.E37];&quot; - &quot;; [.G37])" office:value-type="string" office:string-value="07/01 - 07/03" calcext:value-type="string">
            <text:p>07/01 - 07/0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Battle In The Burg</text:p>
          </table:table-cell>
          <table:table-cell table:style-name="ce3" office:value-type="date" office:date-value="2022-07-08" calcext:value-type="date">
            <text:p>07/08/22</text:p>
          </table:table-cell>
          <table:table-cell table:style-name="ce5" table:formula="of:=IF(WEEKDAY([.C38])=6;[.C38];IF(WEEKDAY([.C38])=7;[.C38]-1;IF(WEEKDAY([.C38])=1;[.C38]-2)))" office:value-type="date" office:date-value="2022-07-08" calcext:value-type="date">
            <text:p>07/08/22</text:p>
          </table:table-cell>
          <table:table-cell table:style-name="ce6" table:formula="of:=TEXT([.D38]; &quot;MM/DD&quot;)" office:value-type="string" office:string-value="07/08" calcext:value-type="string">
            <text:p>07/08</text:p>
          </table:table-cell>
          <table:table-cell table:style-name="ce7" table:formula="of:=[.D38]+2" office:value-type="date" office:date-value="2022-07-10" calcext:value-type="date">
            <text:p>07/10/22</text:p>
          </table:table-cell>
          <table:table-cell table:formula="of:=TEXT([.F38]; &quot;MM/DD&quot;)" office:value-type="string" office:string-value="07/10" calcext:value-type="string">
            <text:p>07/10</text:p>
          </table:table-cell>
          <table:table-cell table:formula="of:=CONCATENATE([.E38];&quot; - &quot;; [.G38])" office:value-type="string" office:string-value="07/08 - 07/10" calcext:value-type="string">
            <text:p>07/08 - 07/1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12 - 10U</text:p>
          </table:table-cell>
          <table:table-cell office:value-type="string" calcext:value-type="string">
            <text:p>Cinderella Classic</text:p>
          </table:table-cell>
          <table:table-cell table:style-name="ce3" office:value-type="date" office:date-value="2022-07-09" calcext:value-type="date">
            <text:p>07/09/22</text:p>
          </table:table-cell>
          <table:table-cell table:style-name="ce5" table:formula="of:=IF(WEEKDAY([.C39])=6;[.C39];IF(WEEKDAY([.C39])=7;[.C39]-1;IF(WEEKDAY([.C39])=1;[.C39]-2)))" office:value-type="date" office:date-value="2022-07-08" calcext:value-type="date">
            <text:p>07/08/22</text:p>
          </table:table-cell>
          <table:table-cell table:style-name="ce6" table:formula="of:=TEXT([.D39]; &quot;MM/DD&quot;)" office:value-type="string" office:string-value="07/08" calcext:value-type="string">
            <text:p>07/08</text:p>
          </table:table-cell>
          <table:table-cell table:style-name="ce7" table:formula="of:=[.D39]+2" office:value-type="date" office:date-value="2022-07-10" calcext:value-type="date">
            <text:p>07/10/22</text:p>
          </table:table-cell>
          <table:table-cell table:formula="of:=TEXT([.F39]; &quot;MM/DD&quot;)" office:value-type="string" office:string-value="07/10" calcext:value-type="string">
            <text:p>07/10</text:p>
          </table:table-cell>
          <table:table-cell table:formula="of:=CONCATENATE([.E39];&quot; - &quot;; [.G39])" office:value-type="string" office:string-value="07/08 - 07/10" calcext:value-type="string">
            <text:p>07/08 - 07/1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Battle In The Burg</text:p>
          </table:table-cell>
          <table:table-cell table:style-name="ce3" office:value-type="date" office:date-value="2022-07-09" calcext:value-type="date">
            <text:p>07/09/22</text:p>
          </table:table-cell>
          <table:table-cell table:style-name="ce5" table:formula="of:=IF(WEEKDAY([.C40])=6;[.C40];IF(WEEKDAY([.C40])=7;[.C40]-1;IF(WEEKDAY([.C40])=1;[.C40]-2)))" office:value-type="date" office:date-value="2022-07-08" calcext:value-type="date">
            <text:p>07/08/22</text:p>
          </table:table-cell>
          <table:table-cell table:style-name="ce6" table:formula="of:=TEXT([.D40]; &quot;MM/DD&quot;)" office:value-type="string" office:string-value="07/08" calcext:value-type="string">
            <text:p>07/08</text:p>
          </table:table-cell>
          <table:table-cell table:style-name="ce7" table:formula="of:=[.D40]+2" office:value-type="date" office:date-value="2022-07-10" calcext:value-type="date">
            <text:p>07/10/22</text:p>
          </table:table-cell>
          <table:table-cell table:formula="of:=TEXT([.F40]; &quot;MM/DD&quot;)" office:value-type="string" office:string-value="07/10" calcext:value-type="string">
            <text:p>07/10</text:p>
          </table:table-cell>
          <table:table-cell table:formula="of:=CONCATENATE([.E40];&quot; - &quot;; [.G40])" office:value-type="string" office:string-value="07/08 - 07/10" calcext:value-type="string">
            <text:p>07/08 - 07/1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12 - 10U</text:p>
          </table:table-cell>
          <table:table-cell office:value-type="string" calcext:value-type="string">
            <text:p>Cinderella Classic</text:p>
          </table:table-cell>
          <table:table-cell table:style-name="ce3" office:value-type="date" office:date-value="2022-07-10" calcext:value-type="date">
            <text:p>07/10/22</text:p>
          </table:table-cell>
          <table:table-cell table:style-name="ce5" table:formula="of:=IF(WEEKDAY([.C41])=6;[.C41];IF(WEEKDAY([.C41])=7;[.C41]-1;IF(WEEKDAY([.C41])=1;[.C41]-2)))" office:value-type="date" office:date-value="2022-07-08" calcext:value-type="date">
            <text:p>07/08/22</text:p>
          </table:table-cell>
          <table:table-cell table:style-name="ce6" table:formula="of:=TEXT([.D41]; &quot;MM/DD&quot;)" office:value-type="string" office:string-value="07/08" calcext:value-type="string">
            <text:p>07/08</text:p>
          </table:table-cell>
          <table:table-cell table:style-name="ce7" table:formula="of:=[.D41]+2" office:value-type="date" office:date-value="2022-07-10" calcext:value-type="date">
            <text:p>07/10/22</text:p>
          </table:table-cell>
          <table:table-cell table:formula="of:=TEXT([.F41]; &quot;MM/DD&quot;)" office:value-type="string" office:string-value="07/10" calcext:value-type="string">
            <text:p>07/10</text:p>
          </table:table-cell>
          <table:table-cell table:formula="of:=CONCATENATE([.E41];&quot; - &quot;; [.G41])" office:value-type="string" office:string-value="07/08 - 07/10" calcext:value-type="string">
            <text:p>07/08 - 07/1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Battle In The Burg</text:p>
          </table:table-cell>
          <table:table-cell table:style-name="ce3" office:value-type="date" office:date-value="2022-07-10" calcext:value-type="date">
            <text:p>07/10/22</text:p>
          </table:table-cell>
          <table:table-cell table:style-name="ce5" table:formula="of:=IF(WEEKDAY([.C42])=6;[.C42];IF(WEEKDAY([.C42])=7;[.C42]-1;IF(WEEKDAY([.C42])=1;[.C42]-2)))" office:value-type="date" office:date-value="2022-07-08" calcext:value-type="date">
            <text:p>07/08/22</text:p>
          </table:table-cell>
          <table:table-cell table:style-name="ce6" table:formula="of:=TEXT([.D42]; &quot;MM/DD&quot;)" office:value-type="string" office:string-value="07/08" calcext:value-type="string">
            <text:p>07/08</text:p>
          </table:table-cell>
          <table:table-cell table:style-name="ce7" table:formula="of:=[.D42]+2" office:value-type="date" office:date-value="2022-07-10" calcext:value-type="date">
            <text:p>07/10/22</text:p>
          </table:table-cell>
          <table:table-cell table:formula="of:=TEXT([.F42]; &quot;MM/DD&quot;)" office:value-type="string" office:string-value="07/10" calcext:value-type="string">
            <text:p>07/10</text:p>
          </table:table-cell>
          <table:table-cell table:formula="of:=CONCATENATE([.E42];&quot; - &quot;; [.G42])" office:value-type="string" office:string-value="07/08 - 07/10" calcext:value-type="string">
            <text:p>07/08 - 07/1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Showdown At J-Town</text:p>
          </table:table-cell>
          <table:table-cell table:style-name="ce3" office:value-type="date" office:date-value="2022-07-16" calcext:value-type="date">
            <text:p>07/16/22</text:p>
          </table:table-cell>
          <table:table-cell table:style-name="ce5" table:formula="of:=IF(WEEKDAY([.C43])=6;[.C43];IF(WEEKDAY([.C43])=7;[.C43]-1;IF(WEEKDAY([.C43])=1;[.C43]-2)))" office:value-type="date" office:date-value="2022-07-15" calcext:value-type="date">
            <text:p>07/15/22</text:p>
          </table:table-cell>
          <table:table-cell table:style-name="ce6" table:formula="of:=TEXT([.D43]; &quot;MM/DD&quot;)" office:value-type="string" office:string-value="07/15" calcext:value-type="string">
            <text:p>07/15</text:p>
          </table:table-cell>
          <table:table-cell table:style-name="ce7" table:formula="of:=[.D43]+2" office:value-type="date" office:date-value="2022-07-17" calcext:value-type="date">
            <text:p>07/17/22</text:p>
          </table:table-cell>
          <table:table-cell table:formula="of:=TEXT([.F43]; &quot;MM/DD&quot;)" office:value-type="string" office:string-value="07/17" calcext:value-type="string">
            <text:p>07/17</text:p>
          </table:table-cell>
          <table:table-cell table:formula="of:=CONCATENATE([.E43];&quot; - &quot;; [.G43])" office:value-type="string" office:string-value="07/15 - 07/17" calcext:value-type="string">
            <text:p>07/15 - 07/1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Showdown At J-Town</text:p>
          </table:table-cell>
          <table:table-cell table:style-name="ce3" office:value-type="date" office:date-value="2022-07-17" calcext:value-type="date">
            <text:p>07/17/22</text:p>
          </table:table-cell>
          <table:table-cell table:style-name="ce5" table:formula="of:=IF(WEEKDAY([.C44])=6;[.C44];IF(WEEKDAY([.C44])=7;[.C44]-1;IF(WEEKDAY([.C44])=1;[.C44]-2)))" office:value-type="date" office:date-value="2022-07-15" calcext:value-type="date">
            <text:p>07/15/22</text:p>
          </table:table-cell>
          <table:table-cell table:style-name="ce6" table:formula="of:=TEXT([.D44]; &quot;MM/DD&quot;)" office:value-type="string" office:string-value="07/15" calcext:value-type="string">
            <text:p>07/15</text:p>
          </table:table-cell>
          <table:table-cell table:style-name="ce7" table:formula="of:=[.D44]+2" office:value-type="date" office:date-value="2022-07-17" calcext:value-type="date">
            <text:p>07/17/22</text:p>
          </table:table-cell>
          <table:table-cell table:formula="of:=TEXT([.F44]; &quot;MM/DD&quot;)" office:value-type="string" office:string-value="07/17" calcext:value-type="string">
            <text:p>07/17</text:p>
          </table:table-cell>
          <table:table-cell table:formula="of:=CONCATENATE([.E44];&quot; - &quot;; [.G44])" office:value-type="string" office:string-value="07/15 - 07/17" calcext:value-type="string">
            <text:p>07/15 - 07/1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World Series 14u</text:p>
          </table:table-cell>
          <table:table-cell table:style-name="ce3" office:value-type="date" office:date-value="2022-07-21" calcext:value-type="date">
            <text:p>07/21/22</text:p>
          </table:table-cell>
          <table:table-cell table:style-name="ce5" table:formula="of:=IF(WEEKDAY([.C45])=6;[.C45];IF(WEEKDAY([.C45])=7;[.C45]-1;IF(WEEKDAY([.C45])=1;[.C45]-2)))" office:value-type="date" office:date-value="1899-12-30" calcext:value-type="date">
            <text:p>12/30/99</text:p>
          </table:table-cell>
          <table:table-cell table:style-name="ce6" table:formula="of:=TEXT([.D45]; &quot;MM/DD&quot;)" office:value-type="string" office:string-value="12/30" calcext:value-type="string">
            <text:p>12/30</text:p>
          </table:table-cell>
          <table:table-cell table:style-name="ce7" table:formula="of:=[.D45]+2" office:value-type="date" office:date-value="1900-01-01" calcext:value-type="date">
            <text:p>01/01/00</text:p>
          </table:table-cell>
          <table:table-cell table:formula="of:=TEXT([.F45]; &quot;MM/DD&quot;)" office:value-type="string" office:string-value="01/01" calcext:value-type="string">
            <text:p>01/01</text:p>
          </table:table-cell>
          <table:table-cell table:formula="of:=CONCATENATE([.E45];&quot; - &quot;; [.G45])" office:value-type="string" office:string-value="12/30 - 01/01" calcext:value-type="string">
            <text:p>12/30 - 01/0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12 - 10U</text:p>
          </table:table-cell>
          <table:table-cell office:value-type="string" calcext:value-type="string">
            <text:p>Hope’s Turn At Bat</text:p>
          </table:table-cell>
          <table:table-cell table:style-name="ce3" office:value-type="date" office:date-value="2022-07-22" calcext:value-type="date">
            <text:p>07/22/22</text:p>
          </table:table-cell>
          <table:table-cell table:style-name="ce5" table:formula="of:=IF(WEEKDAY([.C46])=6;[.C46];IF(WEEKDAY([.C46])=7;[.C46]-1;IF(WEEKDAY([.C46])=1;[.C46]-2)))" office:value-type="date" office:date-value="2022-07-22" calcext:value-type="date">
            <text:p>07/22/22</text:p>
          </table:table-cell>
          <table:table-cell table:style-name="ce6" table:formula="of:=TEXT([.D46]; &quot;MM/DD&quot;)" office:value-type="string" office:string-value="07/22" calcext:value-type="string">
            <text:p>07/22</text:p>
          </table:table-cell>
          <table:table-cell table:style-name="ce7" table:formula="of:=[.D46]+2" office:value-type="date" office:date-value="2022-07-24" calcext:value-type="date">
            <text:p>07/24/22</text:p>
          </table:table-cell>
          <table:table-cell table:formula="of:=TEXT([.F46]; &quot;MM/DD&quot;)" office:value-type="string" office:string-value="07/24" calcext:value-type="string">
            <text:p>07/24</text:p>
          </table:table-cell>
          <table:table-cell table:formula="of:=CONCATENATE([.E46];&quot; - &quot;; [.G46])" office:value-type="string" office:string-value="07/22 - 07/24" calcext:value-type="string">
            <text:p>07/22 - 07/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World Series 14u</text:p>
          </table:table-cell>
          <table:table-cell table:style-name="ce3" office:value-type="date" office:date-value="2022-07-22" calcext:value-type="date">
            <text:p>07/22/22</text:p>
          </table:table-cell>
          <table:table-cell table:style-name="ce5" table:formula="of:=IF(WEEKDAY([.C47])=6;[.C47];IF(WEEKDAY([.C47])=7;[.C47]-1;IF(WEEKDAY([.C47])=1;[.C47]-2)))" office:value-type="date" office:date-value="2022-07-22" calcext:value-type="date">
            <text:p>07/22/22</text:p>
          </table:table-cell>
          <table:table-cell table:style-name="ce6" table:formula="of:=TEXT([.D47]; &quot;MM/DD&quot;)" office:value-type="string" office:string-value="07/22" calcext:value-type="string">
            <text:p>07/22</text:p>
          </table:table-cell>
          <table:table-cell table:style-name="ce7" table:formula="of:=[.D47]+2" office:value-type="date" office:date-value="2022-07-24" calcext:value-type="date">
            <text:p>07/24/22</text:p>
          </table:table-cell>
          <table:table-cell table:formula="of:=TEXT([.F47]; &quot;MM/DD&quot;)" office:value-type="string" office:string-value="07/24" calcext:value-type="string">
            <text:p>07/24</text:p>
          </table:table-cell>
          <table:table-cell table:formula="of:=CONCATENATE([.E47];&quot; - &quot;; [.G47])" office:value-type="string" office:string-value="07/22 - 07/24" calcext:value-type="string">
            <text:p>07/22 - 07/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12 - 10U</text:p>
          </table:table-cell>
          <table:table-cell office:value-type="string" calcext:value-type="string">
            <text:p>Hope’s Turn At Bat</text:p>
          </table:table-cell>
          <table:table-cell table:style-name="ce3" office:value-type="date" office:date-value="2022-07-23" calcext:value-type="date">
            <text:p>07/23/22</text:p>
          </table:table-cell>
          <table:table-cell table:style-name="ce5" table:formula="of:=IF(WEEKDAY([.C48])=6;[.C48];IF(WEEKDAY([.C48])=7;[.C48]-1;IF(WEEKDAY([.C48])=1;[.C48]-2)))" office:value-type="date" office:date-value="2022-07-22" calcext:value-type="date">
            <text:p>07/22/22</text:p>
          </table:table-cell>
          <table:table-cell table:style-name="ce6" table:formula="of:=TEXT([.D48]; &quot;MM/DD&quot;)" office:value-type="string" office:string-value="07/22" calcext:value-type="string">
            <text:p>07/22</text:p>
          </table:table-cell>
          <table:table-cell table:style-name="ce7" table:formula="of:=[.D48]+2" office:value-type="date" office:date-value="2022-07-24" calcext:value-type="date">
            <text:p>07/24/22</text:p>
          </table:table-cell>
          <table:table-cell table:formula="of:=TEXT([.F48]; &quot;MM/DD&quot;)" office:value-type="string" office:string-value="07/24" calcext:value-type="string">
            <text:p>07/24</text:p>
          </table:table-cell>
          <table:table-cell table:formula="of:=CONCATENATE([.E48];&quot; - &quot;; [.G48])" office:value-type="string" office:string-value="07/22 - 07/24" calcext:value-type="string">
            <text:p>07/22 - 07/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World Series 14u</text:p>
          </table:table-cell>
          <table:table-cell table:style-name="ce3" office:value-type="date" office:date-value="2022-07-23" calcext:value-type="date">
            <text:p>07/23/22</text:p>
          </table:table-cell>
          <table:table-cell table:style-name="ce5" table:formula="of:=IF(WEEKDAY([.C49])=6;[.C49];IF(WEEKDAY([.C49])=7;[.C49]-1;IF(WEEKDAY([.C49])=1;[.C49]-2)))" office:value-type="date" office:date-value="2022-07-22" calcext:value-type="date">
            <text:p>07/22/22</text:p>
          </table:table-cell>
          <table:table-cell table:style-name="ce6" table:formula="of:=TEXT([.D49]; &quot;MM/DD&quot;)" office:value-type="string" office:string-value="07/22" calcext:value-type="string">
            <text:p>07/22</text:p>
          </table:table-cell>
          <table:table-cell table:style-name="ce7" table:formula="of:=[.D49]+2" office:value-type="date" office:date-value="2022-07-24" calcext:value-type="date">
            <text:p>07/24/22</text:p>
          </table:table-cell>
          <table:table-cell table:formula="of:=TEXT([.F49]; &quot;MM/DD&quot;)" office:value-type="string" office:string-value="07/24" calcext:value-type="string">
            <text:p>07/24</text:p>
          </table:table-cell>
          <table:table-cell table:formula="of:=CONCATENATE([.E49];&quot; - &quot;; [.G49])" office:value-type="string" office:string-value="07/22 - 07/24" calcext:value-type="string">
            <text:p>07/22 - 07/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12 - 10U</text:p>
          </table:table-cell>
          <table:table-cell office:value-type="string" calcext:value-type="string">
            <text:p>Hope’s Turn At Bat</text:p>
          </table:table-cell>
          <table:table-cell table:style-name="ce3" office:value-type="date" office:date-value="2022-07-24" calcext:value-type="date">
            <text:p>07/24/22</text:p>
          </table:table-cell>
          <table:table-cell table:style-name="ce5" table:formula="of:=IF(WEEKDAY([.C50])=6;[.C50];IF(WEEKDAY([.C50])=7;[.C50]-1;IF(WEEKDAY([.C50])=1;[.C50]-2)))" office:value-type="date" office:date-value="2022-07-22" calcext:value-type="date">
            <text:p>07/22/22</text:p>
          </table:table-cell>
          <table:table-cell table:style-name="ce6" table:formula="of:=TEXT([.D50]; &quot;MM/DD&quot;)" office:value-type="string" office:string-value="07/22" calcext:value-type="string">
            <text:p>07/22</text:p>
          </table:table-cell>
          <table:table-cell table:style-name="ce7" table:formula="of:=[.D50]+2" office:value-type="date" office:date-value="2022-07-24" calcext:value-type="date">
            <text:p>07/24/22</text:p>
          </table:table-cell>
          <table:table-cell table:formula="of:=TEXT([.F50]; &quot;MM/DD&quot;)" office:value-type="string" office:string-value="07/24" calcext:value-type="string">
            <text:p>07/24</text:p>
          </table:table-cell>
          <table:table-cell table:formula="of:=CONCATENATE([.E50];&quot; - &quot;; [.G50])" office:value-type="string" office:string-value="07/22 - 07/24" calcext:value-type="string">
            <text:p>07/22 - 07/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World Series 14u</text:p>
          </table:table-cell>
          <table:table-cell table:style-name="ce3" office:value-type="date" office:date-value="2022-07-24" calcext:value-type="date">
            <text:p>07/24/22</text:p>
          </table:table-cell>
          <table:table-cell table:style-name="ce5" table:formula="of:=IF(WEEKDAY([.C51])=6;[.C51];IF(WEEKDAY([.C51])=7;[.C51]-1;IF(WEEKDAY([.C51])=1;[.C51]-2)))" office:value-type="date" office:date-value="2022-07-22" calcext:value-type="date">
            <text:p>07/22/22</text:p>
          </table:table-cell>
          <table:table-cell table:style-name="ce6" table:formula="of:=TEXT([.D51]; &quot;MM/DD&quot;)" office:value-type="string" office:string-value="07/22" calcext:value-type="string">
            <text:p>07/22</text:p>
          </table:table-cell>
          <table:table-cell table:style-name="ce7" table:formula="of:=[.D51]+2" office:value-type="date" office:date-value="2022-07-24" calcext:value-type="date">
            <text:p>07/24/22</text:p>
          </table:table-cell>
          <table:table-cell table:formula="of:=TEXT([.F51]; &quot;MM/DD&quot;)" office:value-type="string" office:string-value="07/24" calcext:value-type="string">
            <text:p>07/24</text:p>
          </table:table-cell>
          <table:table-cell table:formula="of:=CONCATENATE([.E51];&quot; - &quot;; [.G51])" office:value-type="string" office:string-value="07/22 - 07/24" calcext:value-type="string">
            <text:p>07/22 - 07/24</text:p>
          </table:table-cell>
          <table:table-cell table:number-columns-repeated="1002"/>
        </table:table-row>
        <table:table-row table:style-name="ro1" table:number-rows-repeated="1048524">
          <table:table-cell table:number-columns-repeated="1010"/>
        </table:table-row>
        <table:table-row table:style-name="ro1">
          <table:table-cell table:number-columns-repeated="1010"/>
        </table:table-row>
      </table:table>
      <table:table table:name="team-events_2" table:style-name="ta1">
        <office:forms form:automatic-focus="false" form:apply-design-mode="false"/>
        <table:table-column table:style-name="co1" table:default-cell-style-name="ce2"/>
        <table:table-column table:style-name="co8" table:default-cell-style-name="ce2"/>
        <table:table-column table:style-name="co4" table:number-columns-repeated="1002" table:default-cell-style-name="Default"/>
        <table:table-row table:style-name="ro1"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Event Name</text:p>
          </table:table-cell>
          <table:table-cell table:style-name="ce4" office:value-type="string" calcext:value-type="string">
            <text:p>Weeken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Fall Ball League</text:p>
          </table:table-cell>
          <table:table-cell office:value-type="string" calcext:value-type="string">
            <text:p>10/15 - 10/1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Pumpkin Smash</text:p>
          </table:table-cell>
          <table:table-cell office:value-type="string" calcext:value-type="string">
            <text:p>10/22 - 10/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2 - 10U</text:p>
          </table:table-cell>
          <table:table-cell office:value-type="string" calcext:value-type="string">
            <text:p>Shamrock Classic</text:p>
          </table:table-cell>
          <table:table-cell office:value-type="string" calcext:value-type="string">
            <text:p>03/18 - 03/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09 - 12U</text:p>
          </table:table-cell>
          <table:table-cell office:value-type="string" calcext:value-type="string">
            <text:p>Hall Of Fame Indoor Tournament</text:p>
          </table:table-cell>
          <table:table-cell office:value-type="string" calcext:value-type="string">
            <text:p>04/01 - 04/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09 - 12U</text:p>
          </table:table-cell>
          <table:table-cell office:value-type="string" calcext:value-type="string">
            <text:p>Hall Of Fame Indoor Tournament</text:p>
          </table:table-cell>
          <table:table-cell office:value-type="string" calcext:value-type="string">
            <text:p>04/01 - 04/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09 - 12U</text:p>
          </table:table-cell>
          <table:table-cell office:value-type="string" calcext:value-type="string">
            <text:p>Ytown Mayhem</text:p>
          </table:table-cell>
          <table:table-cell office:value-type="string" calcext:value-type="string">
            <text:p>04/22 - 04/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2 - 10U</text:p>
          </table:table-cell>
          <table:table-cell office:value-type="string" calcext:value-type="string">
            <text:p>Racers Early Bird Tournament</text:p>
          </table:table-cell>
          <table:table-cell office:value-type="string" calcext:value-type="string">
            <text:p>05/06 - 05/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Racers Fastpitch Early Bird Tournament</text:p>
          </table:table-cell>
          <table:table-cell office:value-type="string" calcext:value-type="string">
            <text:p>05/06 - 05/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2 - 10U</text:p>
          </table:table-cell>
          <table:table-cell office:value-type="string" calcext:value-type="string">
            <text:p>Racers Early Bird Tournament</text:p>
          </table:table-cell>
          <table:table-cell office:value-type="string" calcext:value-type="string">
            <text:p>05/06 - 05/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Racers Fastpitch Early Bird Tournament</text:p>
          </table:table-cell>
          <table:table-cell office:value-type="string" calcext:value-type="string">
            <text:p>05/06 - 05/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2 - 10U</text:p>
          </table:table-cell>
          <table:table-cell office:value-type="string" calcext:value-type="string">
            <text:p>Choose Joy Tounrament</text:p>
          </table:table-cell>
          <table:table-cell office:value-type="string" calcext:value-type="string">
            <text:p>05/13 - 05/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2 - 10U</text:p>
          </table:table-cell>
          <table:table-cell office:value-type="string" calcext:value-type="string">
            <text:p>Choose Joy Tounrament</text:p>
          </table:table-cell>
          <table:table-cell office:value-type="string" calcext:value-type="string">
            <text:p>05/13 - 05/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2 - 10U</text:p>
          </table:table-cell>
          <table:table-cell office:value-type="string" calcext:value-type="string">
            <text:p>Ohio Spring Fever</text:p>
          </table:table-cell>
          <table:table-cell office:value-type="string" calcext:value-type="string">
            <text:p>05/20 - 05/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2 - 10U</text:p>
          </table:table-cell>
          <table:table-cell office:value-type="string" calcext:value-type="string">
            <text:p>Ohio Spring Fever</text:p>
          </table:table-cell>
          <table:table-cell office:value-type="string" calcext:value-type="string">
            <text:p>05/20 - 05/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2 - 10U</text:p>
          </table:table-cell>
          <table:table-cell office:value-type="string" calcext:value-type="string">
            <text:p>Ohio Spring Fever</text:p>
          </table:table-cell>
          <table:table-cell office:value-type="string" calcext:value-type="string">
            <text:p>05/20 - 05/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5th Annual Memorial Classic</text:p>
          </table:table-cell>
          <table:table-cell office:value-type="string" calcext:value-type="string">
            <text:p>05/27 - 05/2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5th Annual Memorial Classic</text:p>
          </table:table-cell>
          <table:table-cell office:value-type="string" calcext:value-type="string">
            <text:p>05/27 - 05/2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5th Annual Memorial Classic</text:p>
          </table:table-cell>
          <table:table-cell office:value-type="string" calcext:value-type="string">
            <text:p>05/27 - 05/2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Tallmadge T-Town Showdown</text:p>
          </table:table-cell>
          <table:table-cell office:value-type="string" calcext:value-type="string">
            <text:p>06/03 - 06/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2 - 10U</text:p>
          </table:table-cell>
          <table:table-cell office:value-type="string" calcext:value-type="string">
            <text:p>Mapleleaf Classic</text:p>
          </table:table-cell>
          <table:table-cell office:value-type="string" calcext:value-type="string">
            <text:p>06/03 - 06/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Tallmadge T-Town Showdown</text:p>
          </table:table-cell>
          <table:table-cell office:value-type="string" calcext:value-type="string">
            <text:p>06/03 - 06/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2 - 10U</text:p>
          </table:table-cell>
          <table:table-cell office:value-type="string" calcext:value-type="string">
            <text:p>Mapleleaf Classic</text:p>
          </table:table-cell>
          <table:table-cell office:value-type="string" calcext:value-type="string">
            <text:p>06/03 - 06/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Tallmadge T-Town Showdown</text:p>
          </table:table-cell>
          <table:table-cell office:value-type="string" calcext:value-type="string">
            <text:p>06/03 - 06/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Battle At Barlow</text:p>
          </table:table-cell>
          <table:table-cell office:value-type="string" calcext:value-type="string">
            <text:p>06/10 - 06/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Battle At Barlow</text:p>
          </table:table-cell>
          <table:table-cell office:value-type="string" calcext:value-type="string">
            <text:p>06/10 - 06/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Battle At Barlow</text:p>
          </table:table-cell>
          <table:table-cell office:value-type="string" calcext:value-type="string">
            <text:p>06/10 - 06/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2 - 10U</text:p>
          </table:table-cell>
          <table:table-cell office:value-type="string" calcext:value-type="string">
            <text:p>Father’s Day Win Some Bling Tournament</text:p>
          </table:table-cell>
          <table:table-cell office:value-type="string" calcext:value-type="string">
            <text:p>06/17 - 06/1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Father's Day Blast</text:p>
          </table:table-cell>
          <table:table-cell office:value-type="string" calcext:value-type="string">
            <text:p>06/17 - 06/19</text:p>
          </table:table-cell>
          <table:table-cell table:number-columns-repeated="1001"/>
        </table:table-row>
        <table:table-row table:style-name="ro1" table:visibility="filter">
          <table:table-cell office:value-type="string" calcext:value-type="string">
            <text:p>2007 - 14U</text:p>
          </table:table-cell>
          <table:table-cell office:value-type="string" calcext:value-type="string">
            <text:p>Father's Day Blas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12 - 10U</text:p>
          </table:table-cell>
          <table:table-cell office:value-type="string" calcext:value-type="string">
            <text:p>Father’s Day Win Some Bling Tournament</text:p>
          </table:table-cell>
          <table:table-cell office:value-type="string" calcext:value-type="string">
            <text:p>06/17 - 06/1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Father's Day Blast</text:p>
          </table:table-cell>
          <table:table-cell office:value-type="string" calcext:value-type="string">
            <text:p>06/17 - 06/1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2 - 10U</text:p>
          </table:table-cell>
          <table:table-cell office:value-type="string" calcext:value-type="string">
            <text:p>Father’s Day Win Some Bling Tournament</text:p>
          </table:table-cell>
          <table:table-cell office:value-type="string" calcext:value-type="string">
            <text:p>06/17 - 06/1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Father's Day Blast</text:p>
          </table:table-cell>
          <table:table-cell office:value-type="string" calcext:value-type="string">
            <text:p>06/17 - 06/1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Apple Pie Charity</text:p>
          </table:table-cell>
          <table:table-cell office:value-type="string" calcext:value-type="string">
            <text:p>07/01 - 07/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Apple Pie Charity</text:p>
          </table:table-cell>
          <table:table-cell office:value-type="string" calcext:value-type="string">
            <text:p>07/01 - 07/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Apple Pie Charity</text:p>
          </table:table-cell>
          <table:table-cell office:value-type="string" calcext:value-type="string">
            <text:p>07/01 - 07/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Battle In The Burg</text:p>
          </table:table-cell>
          <table:table-cell office:value-type="string" calcext:value-type="string">
            <text:p>07/08 - 07/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2 - 10U</text:p>
          </table:table-cell>
          <table:table-cell office:value-type="string" calcext:value-type="string">
            <text:p>Cinderella Classic</text:p>
          </table:table-cell>
          <table:table-cell office:value-type="string" calcext:value-type="string">
            <text:p>07/08 - 07/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Battle In The Burg</text:p>
          </table:table-cell>
          <table:table-cell office:value-type="string" calcext:value-type="string">
            <text:p>07/08 - 07/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2 - 10U</text:p>
          </table:table-cell>
          <table:table-cell office:value-type="string" calcext:value-type="string">
            <text:p>Cinderella Classic</text:p>
          </table:table-cell>
          <table:table-cell office:value-type="string" calcext:value-type="string">
            <text:p>07/08 - 07/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Battle In The Burg</text:p>
          </table:table-cell>
          <table:table-cell office:value-type="string" calcext:value-type="string">
            <text:p>07/08 - 07/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Showdown At J-Town</text:p>
          </table:table-cell>
          <table:table-cell office:value-type="string" calcext:value-type="string">
            <text:p>07/15 - 07/1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Showdown At J-Town</text:p>
          </table:table-cell>
          <table:table-cell office:value-type="string" calcext:value-type="string">
            <text:p>07/15 - 07/1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World Series 14u</text:p>
          </table:table-cell>
          <table:table-cell office:value-type="string" calcext:value-type="string">
            <text:p>12/30 - 01/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2 - 10U</text:p>
          </table:table-cell>
          <table:table-cell office:value-type="string" calcext:value-type="string">
            <text:p>Hope’s Turn At Bat</text:p>
          </table:table-cell>
          <table:table-cell office:value-type="string" calcext:value-type="string">
            <text:p>07/22 - 07/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World Series 14u</text:p>
          </table:table-cell>
          <table:table-cell office:value-type="string" calcext:value-type="string">
            <text:p>07/22 - 07/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2 - 10U</text:p>
          </table:table-cell>
          <table:table-cell office:value-type="string" calcext:value-type="string">
            <text:p>Hope’s Turn At Bat</text:p>
          </table:table-cell>
          <table:table-cell office:value-type="string" calcext:value-type="string">
            <text:p>07/22 - 07/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World Series 14u</text:p>
          </table:table-cell>
          <table:table-cell office:value-type="string" calcext:value-type="string">
            <text:p>07/22 - 07/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12 - 10U</text:p>
          </table:table-cell>
          <table:table-cell office:value-type="string" calcext:value-type="string">
            <text:p>Hope’s Turn At Bat</text:p>
          </table:table-cell>
          <table:table-cell office:value-type="string" calcext:value-type="string">
            <text:p>07/22 - 07/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07 - 14U</text:p>
          </table:table-cell>
          <table:table-cell office:value-type="string" calcext:value-type="string">
            <text:p>World Series 14u</text:p>
          </table:table-cell>
          <table:table-cell office:value-type="string" calcext:value-type="string">
            <text:p>07/22 - 07/24</text:p>
          </table:table-cell>
          <table:table-cell table:number-columns-repeated="1001"/>
        </table:table-row>
        <table:table-row table:style-name="ro1" table:number-rows-repeated="1048524">
          <table:table-cell table:number-columns-repeated="1004"/>
        </table:table-row>
        <table:table-row table:style-name="ro1">
          <table:table-cell table:number-columns-repeated="1004"/>
        </table:table-row>
      </table:table>
      <table:named-expressions/>
      <table:database-ranges>
        <table:database-range table:name="__Anonymous_Sheet_DB__0" table:target-range-address="'team-events'.A2:'team-events'.H51">
          <table:filter table:condition-source-range-address="'team-events'.A2:'team-events'.B51" table:display-duplicates="false">
            <table:filter-or>
              <table:filter-and>
                <table:filter-condition table:field-number="0" table:value="2007 - 14U" table:operator="="/>
                <table:filter-condition table:field-number="1" table:value="Pumpkin Smash" table:operator="="/>
              </table:filter-and>
              <table:filter-and>
                <table:filter-condition table:field-number="0" table:value="2012 - 10U" table:operator="="/>
                <table:filter-condition table:field-number="1" table:value="Shamrock Classic" table:operator="="/>
              </table:filter-and>
              <table:filter-and>
                <table:filter-condition table:field-number="0" table:value="2009 - 12U" table:operator="="/>
                <table:filter-condition table:field-number="1" table:value="Hall Of Fame Indoor Tournament" table:operator="="/>
              </table:filter-and>
              <table:filter-and>
                <table:filter-condition table:field-number="0" table:value="2009 - 12U" table:operator="="/>
                <table:filter-condition table:field-number="1" table:value="Hall Of Fame Indoor Tournament" table:operator="="/>
              </table:filter-and>
              <table:filter-and>
                <table:filter-condition table:field-number="0" table:value="2009 - 12U" table:operator="="/>
                <table:filter-condition table:field-number="1" table:value="Ytown Mayhem" table:operator="="/>
              </table:filter-and>
              <table:filter-and>
                <table:filter-condition table:field-number="0" table:value="2012 - 10U" table:operator="="/>
                <table:filter-condition table:field-number="1" table:value="Racers Early Bird Tournament" table:operator="="/>
              </table:filter-and>
              <table:filter-and>
                <table:filter-condition table:field-number="0" table:value="2007 - 14U" table:operator="="/>
                <table:filter-condition table:field-number="1" table:value="Racers Fastpitch Early Bird Tournament" table:operator="="/>
              </table:filter-and>
              <table:filter-and>
                <table:filter-condition table:field-number="0" table:value="2012 - 10U" table:operator="="/>
                <table:filter-condition table:field-number="1" table:value="Racers Early Bird Tournament" table:operator="="/>
              </table:filter-and>
              <table:filter-and>
                <table:filter-condition table:field-number="0" table:value="2007 - 14U" table:operator="="/>
                <table:filter-condition table:field-number="1" table:value="Racers Fastpitch Early Bird Tournament" table:operator="="/>
              </table:filter-and>
              <table:filter-and>
                <table:filter-condition table:field-number="0" table:value="2012 - 10U" table:operator="="/>
                <table:filter-condition table:field-number="1" table:value="Choose Joy Tounrament" table:operator="="/>
              </table:filter-and>
              <table:filter-and>
                <table:filter-condition table:field-number="0" table:value="2012 - 10U" table:operator="="/>
                <table:filter-condition table:field-number="1" table:value="Choose Joy Tounrament" table:operator="="/>
              </table:filter-and>
              <table:filter-and>
                <table:filter-condition table:field-number="0" table:value="2012 - 10U" table:operator="="/>
                <table:filter-condition table:field-number="1" table:value="Ohio Spring Fever" table:operator="="/>
              </table:filter-and>
              <table:filter-and>
                <table:filter-condition table:field-number="0" table:value="2012 - 10U" table:operator="="/>
                <table:filter-condition table:field-number="1" table:value="Ohio Spring Fever" table:operator="="/>
              </table:filter-and>
              <table:filter-and>
                <table:filter-condition table:field-number="0" table:value="2012 - 10U" table:operator="="/>
                <table:filter-condition table:field-number="1" table:value="Ohio Spring Fever" table:operator="="/>
              </table:filter-and>
              <table:filter-and>
                <table:filter-condition table:field-number="0" table:value="2007 - 14U" table:operator="="/>
                <table:filter-condition table:field-number="1" table:value="5th Annual Memorial Classic" table:operator="="/>
              </table:filter-and>
              <table:filter-and>
                <table:filter-condition table:field-number="0" table:value="2007 - 14U" table:operator="="/>
                <table:filter-condition table:field-number="1" table:value="5th Annual Memorial Classic" table:operator="="/>
              </table:filter-and>
              <table:filter-and>
                <table:filter-condition table:field-number="0" table:value="2007 - 14U" table:operator="="/>
                <table:filter-condition table:field-number="1" table:value="5th Annual Memorial Classic" table:operator="="/>
              </table:filter-and>
              <table:filter-and>
                <table:filter-condition table:field-number="0" table:value="2007 - 14U" table:operator="="/>
                <table:filter-condition table:field-number="1" table:value="Tallmadge T-Town Showdown" table:operator="="/>
              </table:filter-and>
              <table:filter-and>
                <table:filter-condition table:field-number="0" table:value="2012 - 10U" table:operator="="/>
                <table:filter-condition table:field-number="1" table:value="Mapleleaf Classic" table:operator="="/>
              </table:filter-and>
              <table:filter-and>
                <table:filter-condition table:field-number="0" table:value="2007 - 14U" table:operator="="/>
                <table:filter-condition table:field-number="1" table:value="Tallmadge T-Town Showdown" table:operator="="/>
              </table:filter-and>
              <table:filter-and>
                <table:filter-condition table:field-number="0" table:value="2012 - 10U" table:operator="="/>
                <table:filter-condition table:field-number="1" table:value="Mapleleaf Classic" table:operator="="/>
              </table:filter-and>
              <table:filter-and>
                <table:filter-condition table:field-number="0" table:value="2007 - 14U" table:operator="="/>
                <table:filter-condition table:field-number="1" table:value="Tallmadge T-Town Showdown" table:operator="="/>
              </table:filter-and>
              <table:filter-and>
                <table:filter-condition table:field-number="0" table:value="2007 - 14U" table:operator="="/>
                <table:filter-condition table:field-number="1" table:value="Battle At Barlow" table:operator="="/>
              </table:filter-and>
              <table:filter-and>
                <table:filter-condition table:field-number="0" table:value="2007 - 14U" table:operator="="/>
                <table:filter-condition table:field-number="1" table:value="Battle At Barlow" table:operator="="/>
              </table:filter-and>
              <table:filter-and>
                <table:filter-condition table:field-number="0" table:value="2007 - 14U" table:operator="="/>
                <table:filter-condition table:field-number="1" table:value="Battle At Barlow" table:operator="="/>
              </table:filter-and>
              <table:filter-and>
                <table:filter-condition table:field-number="0" table:value="2012 - 10U" table:operator="="/>
                <table:filter-condition table:field-number="1" table:value="Father’s Day Win Some Bling Tournament" table:operator="="/>
              </table:filter-and>
              <table:filter-and>
                <table:filter-condition table:field-number="0" table:value="2007 - 14U" table:operator="="/>
                <table:filter-condition table:field-number="1" table:value="Father's Day Blast" table:operator="="/>
              </table:filter-and>
              <table:filter-and>
                <table:filter-condition table:field-number="0" table:value="2007 - 14U" table:operator="="/>
                <table:filter-condition table:field-number="1" table:value="Father's Day Blast" table:operator="="/>
              </table:filter-and>
              <table:filter-and>
                <table:filter-condition table:field-number="0" table:value="2012 - 10U" table:operator="="/>
                <table:filter-condition table:field-number="1" table:value="Father’s Day Win Some Bling Tournament" table:operator="="/>
              </table:filter-and>
              <table:filter-and>
                <table:filter-condition table:field-number="0" table:value="2007 - 14U" table:operator="="/>
                <table:filter-condition table:field-number="1" table:value="Father's Day Blast" table:operator="="/>
              </table:filter-and>
              <table:filter-and>
                <table:filter-condition table:field-number="0" table:value="2012 - 10U" table:operator="="/>
                <table:filter-condition table:field-number="1" table:value="Father’s Day Win Some Bling Tournament" table:operator="="/>
              </table:filter-and>
              <table:filter-and>
                <table:filter-condition table:field-number="0" table:value="2007 - 14U" table:operator="="/>
                <table:filter-condition table:field-number="1" table:value="Father's Day Blast" table:operator="="/>
              </table:filter-and>
              <table:filter-and>
                <table:filter-condition table:field-number="0" table:value="2007 - 14U" table:operator="="/>
                <table:filter-condition table:field-number="1" table:value="Apple Pie Charity" table:operator="="/>
              </table:filter-and>
              <table:filter-and>
                <table:filter-condition table:field-number="0" table:value="2007 - 14U" table:operator="="/>
                <table:filter-condition table:field-number="1" table:value="Apple Pie Charity" table:operator="="/>
              </table:filter-and>
              <table:filter-and>
                <table:filter-condition table:field-number="0" table:value="2007 - 14U" table:operator="="/>
                <table:filter-condition table:field-number="1" table:value="Apple Pie Charity" table:operator="="/>
              </table:filter-and>
              <table:filter-and>
                <table:filter-condition table:field-number="0" table:value="2007 - 14U" table:operator="="/>
                <table:filter-condition table:field-number="1" table:value="Battle In The Burg" table:operator="="/>
              </table:filter-and>
              <table:filter-and>
                <table:filter-condition table:field-number="0" table:value="2012 - 10U" table:operator="="/>
                <table:filter-condition table:field-number="1" table:value="Cinderella Classic" table:operator="="/>
              </table:filter-and>
              <table:filter-and>
                <table:filter-condition table:field-number="0" table:value="2007 - 14U" table:operator="="/>
                <table:filter-condition table:field-number="1" table:value="Battle In The Burg" table:operator="="/>
              </table:filter-and>
              <table:filter-and>
                <table:filter-condition table:field-number="0" table:value="2012 - 10U" table:operator="="/>
                <table:filter-condition table:field-number="1" table:value="Cinderella Classic" table:operator="="/>
              </table:filter-and>
              <table:filter-and>
                <table:filter-condition table:field-number="0" table:value="2007 - 14U" table:operator="="/>
                <table:filter-condition table:field-number="1" table:value="Battle In The Burg" table:operator="="/>
              </table:filter-and>
              <table:filter-and>
                <table:filter-condition table:field-number="0" table:value="2007 - 14U" table:operator="="/>
                <table:filter-condition table:field-number="1" table:value="Showdown At J-Town" table:operator="="/>
              </table:filter-and>
              <table:filter-and>
                <table:filter-condition table:field-number="0" table:value="2007 - 14U" table:operator="="/>
                <table:filter-condition table:field-number="1" table:value="Showdown At J-Town" table:operator="="/>
              </table:filter-and>
              <table:filter-and>
                <table:filter-condition table:field-number="0" table:value="2007 - 14U" table:operator="="/>
                <table:filter-condition table:field-number="1" table:value="World Series 14u" table:operator="="/>
              </table:filter-and>
              <table:filter-and>
                <table:filter-condition table:field-number="0" table:value="2012 - 10U" table:operator="="/>
                <table:filter-condition table:field-number="1" table:value="Hope’s Turn At Bat" table:operator="="/>
              </table:filter-and>
              <table:filter-and>
                <table:filter-condition table:field-number="0" table:value="2007 - 14U" table:operator="="/>
                <table:filter-condition table:field-number="1" table:value="World Series 14u" table:operator="="/>
              </table:filter-and>
              <table:filter-and>
                <table:filter-condition table:field-number="0" table:value="2012 - 10U" table:operator="="/>
                <table:filter-condition table:field-number="1" table:value="Hope’s Turn At Bat" table:operator="="/>
              </table:filter-and>
              <table:filter-and>
                <table:filter-condition table:field-number="0" table:value="2007 - 14U" table:operator="="/>
                <table:filter-condition table:field-number="1" table:value="World Series 14u" table:operator="="/>
              </table:filter-and>
              <table:filter-and>
                <table:filter-condition table:field-number="0" table:value="2012 - 10U" table:operator="="/>
                <table:filter-condition table:field-number="1" table:value="Hope’s Turn At Bat" table:operator="="/>
              </table:filter-and>
              <table:filter-and>
                <table:filter-condition table:field-number="0" table:value="2007 - 14U" table:operator="="/>
                <table:filter-condition table:field-number="1" table:value="World Series 14u" table:operator="="/>
              </table:filter-and>
            </table:filter-or>
          </table:filter>
        </table:database-range>
        <table:database-range table:name="__Anonymous_Sheet_DB__1" table:target-range-address="'team-events_2'.A2:'team-events_2'.B51">
          <table:filter table:condition-source-range-address="'team-events'.A2:'team-events'.B51" table:display-duplicates="false">
            <table:filter-or>
              <table:filter-and>
                <table:filter-condition table:field-number="0" table:value="2007 - 14U" table:operator="="/>
                <table:filter-condition table:field-number="1" table:value="Pumpkin Smash" table:operator="="/>
              </table:filter-and>
              <table:filter-and>
                <table:filter-condition table:field-number="0" table:value="2012 - 10U" table:operator="="/>
                <table:filter-condition table:field-number="1" table:value="Shamrock Classic" table:operator="="/>
              </table:filter-and>
              <table:filter-and>
                <table:filter-condition table:field-number="0" table:value="2009 - 12U" table:operator="="/>
                <table:filter-condition table:field-number="1" table:value="Hall Of Fame Indoor Tournament" table:operator="="/>
              </table:filter-and>
              <table:filter-and>
                <table:filter-condition table:field-number="0" table:value="2009 - 12U" table:operator="="/>
                <table:filter-condition table:field-number="1" table:value="Hall Of Fame Indoor Tournament" table:operator="="/>
              </table:filter-and>
              <table:filter-and>
                <table:filter-condition table:field-number="0" table:value="2009 - 12U" table:operator="="/>
                <table:filter-condition table:field-number="1" table:value="Ytown Mayhem" table:operator="="/>
              </table:filter-and>
              <table:filter-and>
                <table:filter-condition table:field-number="0" table:value="2012 - 10U" table:operator="="/>
                <table:filter-condition table:field-number="1" table:value="Racers Early Bird Tournament" table:operator="="/>
              </table:filter-and>
              <table:filter-and>
                <table:filter-condition table:field-number="0" table:value="2007 - 14U" table:operator="="/>
                <table:filter-condition table:field-number="1" table:value="Racers Fastpitch Early Bird Tournament" table:operator="="/>
              </table:filter-and>
              <table:filter-and>
                <table:filter-condition table:field-number="0" table:value="2012 - 10U" table:operator="="/>
                <table:filter-condition table:field-number="1" table:value="Racers Early Bird Tournament" table:operator="="/>
              </table:filter-and>
              <table:filter-and>
                <table:filter-condition table:field-number="0" table:value="2007 - 14U" table:operator="="/>
                <table:filter-condition table:field-number="1" table:value="Racers Fastpitch Early Bird Tournament" table:operator="="/>
              </table:filter-and>
              <table:filter-and>
                <table:filter-condition table:field-number="0" table:value="2012 - 10U" table:operator="="/>
                <table:filter-condition table:field-number="1" table:value="Choose Joy Tounrament" table:operator="="/>
              </table:filter-and>
              <table:filter-and>
                <table:filter-condition table:field-number="0" table:value="2012 - 10U" table:operator="="/>
                <table:filter-condition table:field-number="1" table:value="Choose Joy Tounrament" table:operator="="/>
              </table:filter-and>
              <table:filter-and>
                <table:filter-condition table:field-number="0" table:value="2012 - 10U" table:operator="="/>
                <table:filter-condition table:field-number="1" table:value="Ohio Spring Fever" table:operator="="/>
              </table:filter-and>
              <table:filter-and>
                <table:filter-condition table:field-number="0" table:value="2012 - 10U" table:operator="="/>
                <table:filter-condition table:field-number="1" table:value="Ohio Spring Fever" table:operator="="/>
              </table:filter-and>
              <table:filter-and>
                <table:filter-condition table:field-number="0" table:value="2012 - 10U" table:operator="="/>
                <table:filter-condition table:field-number="1" table:value="Ohio Spring Fever" table:operator="="/>
              </table:filter-and>
              <table:filter-and>
                <table:filter-condition table:field-number="0" table:value="2007 - 14U" table:operator="="/>
                <table:filter-condition table:field-number="1" table:value="5th Annual Memorial Classic" table:operator="="/>
              </table:filter-and>
              <table:filter-and>
                <table:filter-condition table:field-number="0" table:value="2007 - 14U" table:operator="="/>
                <table:filter-condition table:field-number="1" table:value="5th Annual Memorial Classic" table:operator="="/>
              </table:filter-and>
              <table:filter-and>
                <table:filter-condition table:field-number="0" table:value="2007 - 14U" table:operator="="/>
                <table:filter-condition table:field-number="1" table:value="5th Annual Memorial Classic" table:operator="="/>
              </table:filter-and>
              <table:filter-and>
                <table:filter-condition table:field-number="0" table:value="2007 - 14U" table:operator="="/>
                <table:filter-condition table:field-number="1" table:value="Tallmadge T-Town Showdown" table:operator="="/>
              </table:filter-and>
              <table:filter-and>
                <table:filter-condition table:field-number="0" table:value="2012 - 10U" table:operator="="/>
                <table:filter-condition table:field-number="1" table:value="Mapleleaf Classic" table:operator="="/>
              </table:filter-and>
              <table:filter-and>
                <table:filter-condition table:field-number="0" table:value="2007 - 14U" table:operator="="/>
                <table:filter-condition table:field-number="1" table:value="Tallmadge T-Town Showdown" table:operator="="/>
              </table:filter-and>
              <table:filter-and>
                <table:filter-condition table:field-number="0" table:value="2012 - 10U" table:operator="="/>
                <table:filter-condition table:field-number="1" table:value="Mapleleaf Classic" table:operator="="/>
              </table:filter-and>
              <table:filter-and>
                <table:filter-condition table:field-number="0" table:value="2007 - 14U" table:operator="="/>
                <table:filter-condition table:field-number="1" table:value="Tallmadge T-Town Showdown" table:operator="="/>
              </table:filter-and>
              <table:filter-and>
                <table:filter-condition table:field-number="0" table:value="2007 - 14U" table:operator="="/>
                <table:filter-condition table:field-number="1" table:value="Battle At Barlow" table:operator="="/>
              </table:filter-and>
              <table:filter-and>
                <table:filter-condition table:field-number="0" table:value="2007 - 14U" table:operator="="/>
                <table:filter-condition table:field-number="1" table:value="Battle At Barlow" table:operator="="/>
              </table:filter-and>
              <table:filter-and>
                <table:filter-condition table:field-number="0" table:value="2007 - 14U" table:operator="="/>
                <table:filter-condition table:field-number="1" table:value="Battle At Barlow" table:operator="="/>
              </table:filter-and>
              <table:filter-and>
                <table:filter-condition table:field-number="0" table:value="2012 - 10U" table:operator="="/>
                <table:filter-condition table:field-number="1" table:value="Father’s Day Win Some Bling Tournament" table:operator="="/>
              </table:filter-and>
              <table:filter-and>
                <table:filter-condition table:field-number="0" table:value="2007 - 14U" table:operator="="/>
                <table:filter-condition table:field-number="1" table:value="Father's Day Blast" table:operator="="/>
              </table:filter-and>
              <table:filter-and>
                <table:filter-condition table:field-number="0" table:value="2007 - 14U" table:operator="="/>
                <table:filter-condition table:field-number="1" table:value="Father's Day Blast" table:operator="="/>
              </table:filter-and>
              <table:filter-and>
                <table:filter-condition table:field-number="0" table:value="2012 - 10U" table:operator="="/>
                <table:filter-condition table:field-number="1" table:value="Father’s Day Win Some Bling Tournament" table:operator="="/>
              </table:filter-and>
              <table:filter-and>
                <table:filter-condition table:field-number="0" table:value="2007 - 14U" table:operator="="/>
                <table:filter-condition table:field-number="1" table:value="Father's Day Blast" table:operator="="/>
              </table:filter-and>
              <table:filter-and>
                <table:filter-condition table:field-number="0" table:value="2012 - 10U" table:operator="="/>
                <table:filter-condition table:field-number="1" table:value="Father’s Day Win Some Bling Tournament" table:operator="="/>
              </table:filter-and>
              <table:filter-and>
                <table:filter-condition table:field-number="0" table:value="2007 - 14U" table:operator="="/>
                <table:filter-condition table:field-number="1" table:value="Father's Day Blast" table:operator="="/>
              </table:filter-and>
              <table:filter-and>
                <table:filter-condition table:field-number="0" table:value="2007 - 14U" table:operator="="/>
                <table:filter-condition table:field-number="1" table:value="Apple Pie Charity" table:operator="="/>
              </table:filter-and>
              <table:filter-and>
                <table:filter-condition table:field-number="0" table:value="2007 - 14U" table:operator="="/>
                <table:filter-condition table:field-number="1" table:value="Apple Pie Charity" table:operator="="/>
              </table:filter-and>
              <table:filter-and>
                <table:filter-condition table:field-number="0" table:value="2007 - 14U" table:operator="="/>
                <table:filter-condition table:field-number="1" table:value="Apple Pie Charity" table:operator="="/>
              </table:filter-and>
              <table:filter-and>
                <table:filter-condition table:field-number="0" table:value="2007 - 14U" table:operator="="/>
                <table:filter-condition table:field-number="1" table:value="Battle In The Burg" table:operator="="/>
              </table:filter-and>
              <table:filter-and>
                <table:filter-condition table:field-number="0" table:value="2012 - 10U" table:operator="="/>
                <table:filter-condition table:field-number="1" table:value="Cinderella Classic" table:operator="="/>
              </table:filter-and>
              <table:filter-and>
                <table:filter-condition table:field-number="0" table:value="2007 - 14U" table:operator="="/>
                <table:filter-condition table:field-number="1" table:value="Battle In The Burg" table:operator="="/>
              </table:filter-and>
              <table:filter-and>
                <table:filter-condition table:field-number="0" table:value="2012 - 10U" table:operator="="/>
                <table:filter-condition table:field-number="1" table:value="Cinderella Classic" table:operator="="/>
              </table:filter-and>
              <table:filter-and>
                <table:filter-condition table:field-number="0" table:value="2007 - 14U" table:operator="="/>
                <table:filter-condition table:field-number="1" table:value="Battle In The Burg" table:operator="="/>
              </table:filter-and>
              <table:filter-and>
                <table:filter-condition table:field-number="0" table:value="2007 - 14U" table:operator="="/>
                <table:filter-condition table:field-number="1" table:value="Showdown At J-Town" table:operator="="/>
              </table:filter-and>
              <table:filter-and>
                <table:filter-condition table:field-number="0" table:value="2007 - 14U" table:operator="="/>
                <table:filter-condition table:field-number="1" table:value="Showdown At J-Town" table:operator="="/>
              </table:filter-and>
              <table:filter-and>
                <table:filter-condition table:field-number="0" table:value="2007 - 14U" table:operator="="/>
                <table:filter-condition table:field-number="1" table:value="World Series 14u" table:operator="="/>
              </table:filter-and>
              <table:filter-and>
                <table:filter-condition table:field-number="0" table:value="2012 - 10U" table:operator="="/>
                <table:filter-condition table:field-number="1" table:value="Hope’s Turn At Bat" table:operator="="/>
              </table:filter-and>
              <table:filter-and>
                <table:filter-condition table:field-number="0" table:value="2007 - 14U" table:operator="="/>
                <table:filter-condition table:field-number="1" table:value="World Series 14u" table:operator="="/>
              </table:filter-and>
              <table:filter-and>
                <table:filter-condition table:field-number="0" table:value="2012 - 10U" table:operator="="/>
                <table:filter-condition table:field-number="1" table:value="Hope’s Turn At Bat" table:operator="="/>
              </table:filter-and>
              <table:filter-and>
                <table:filter-condition table:field-number="0" table:value="2007 - 14U" table:operator="="/>
                <table:filter-condition table:field-number="1" table:value="World Series 14u" table:operator="="/>
              </table:filter-and>
              <table:filter-and>
                <table:filter-condition table:field-number="0" table:value="2012 - 10U" table:operator="="/>
                <table:filter-condition table:field-number="1" table:value="Hope’s Turn At Bat" table:operator="="/>
              </table:filter-and>
              <table:filter-and>
                <table:filter-condition table:field-number="0" table:value="2007 - 14U" table:operator="="/>
                <table:filter-condition table:field-number="1" table:value="World Series 14u" table:operator="="/>
              </table:filter-and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fo:font-size="14pt" style:font-size-asian="14pt" style:font-name-complex="Calibri" style:font-family-complex="Calibri" style:font-size-complex="14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in" fo:margin-right="0in" style:first-page-number="continue" loext:scale-to-X="1" loext:scale-to-Y="1" style:writing-mode="lr-tb"/>
      <style:header-style>
        <style:header-footer-properties fo:min-height="0.2953in" fo:margin-left="0.748in" fo:margin-right="0.748in" fo:margin-bottom="0in"/>
      </style:header-style>
      <style:footer-style>
        <style:header-footer-properties fo:min-height="0.2953in" fo:margin-left="0.748in" fo:margin-right="0.7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am-events" style:display-name="PageStyle_team-ev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Instateam_Events</dc:title>
    <dc:subject>Spreadsheet export</dc:subject>
    <meta:keyword>InstaTeam</meta:keyword>
    <meta:keyword>excel</meta:keyword>
    <meta:keyword>export</meta:keyword>
    <dc:description>Default spreadsheet export</dc:description>
    <meta:initial-creator>InstaTeam</meta:initial-creator>
    <meta:creation-date>2022-02-20T10:15:40</meta:creation-date>
    <dc:date>2022-02-20T13:03:38.282680614</dc:date>
    <meta:editing-duration>PT14M46S</meta:editing-duration>
    <meta:editing-cycles>2</meta:editing-cycles>
    <meta:generator>LibreOffice/6.4.7.2$Linux_X86_64 LibreOffice_project/40$Build-2</meta:generator>
    <meta:document-statistic meta:table-count="2" meta:cell-count="560" meta:object-count="0"/>
  </office:meta>
</office:document-meta>
</file>